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A1" style:family="table-cell">
      <style:table-cell-properties style:writing-mode="page"/>
    </style:style>
    <style:style style:name="Table2" style:family="table">
      <style:table-properties style:width="17.403cm" table:align="margins"/>
    </style:style>
    <style:style style:name="Table2.A" style:family="table-column">
      <style:table-column-properties style:column-width="4.35cm" style:rel-column-width="16383*"/>
    </style:style>
    <style:style style:name="Table2.D" style:family="table-column">
      <style:table-column-properties style:column-width="4.352cm" style:rel-column-width="16386*"/>
    </style:style>
    <style:style style:name="Table2.A1" style:family="table-cell">
      <style:table-cell-properties style:writing-mode="page"/>
    </style:style>
    <style:style style:name="Table2.3" style:family="table-row">
      <style:table-row-properties style:min-row-height="0.534cm"/>
    </style:style>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0ecdc1"/>
    </style:style>
    <style:style style:name="P3" style:family="paragraph" style:parent-style-name="Standard">
      <style:text-properties officeooo:rsid="001e3701" officeooo:paragraph-rsid="00540dde"/>
    </style:style>
    <style:style style:name="P4" style:family="paragraph" style:parent-style-name="Standard">
      <style:text-properties officeooo:rsid="001e3701" officeooo:paragraph-rsid="0095050a"/>
    </style:style>
    <style:style style:name="P5" style:family="paragraph" style:parent-style-name="Standard">
      <style:text-properties officeooo:rsid="001e3701" officeooo:paragraph-rsid="009db3b9"/>
    </style:style>
    <style:style style:name="P6" style:family="paragraph" style:parent-style-name="Standard">
      <style:text-properties officeooo:rsid="001e3701" officeooo:paragraph-rsid="0072ee59"/>
    </style:style>
    <style:style style:name="P7" style:family="paragraph" style:parent-style-name="Standard">
      <style:text-properties officeooo:rsid="001e3701" officeooo:paragraph-rsid="0074e88a"/>
    </style:style>
    <style:style style:name="P8" style:family="paragraph" style:parent-style-name="Standard">
      <style:text-properties officeooo:rsid="001e3701" officeooo:paragraph-rsid="007830b9"/>
    </style:style>
    <style:style style:name="P9" style:family="paragraph" style:parent-style-name="Standard">
      <style:text-properties officeooo:rsid="001e3701" officeooo:paragraph-rsid="00794faf"/>
    </style:style>
    <style:style style:name="P10" style:family="paragraph" style:parent-style-name="Standard">
      <style:text-properties officeooo:rsid="001e3701" officeooo:paragraph-rsid="007d639f"/>
    </style:style>
    <style:style style:name="P11" style:family="paragraph" style:parent-style-name="Standard">
      <style:text-properties officeooo:rsid="001e3701" officeooo:paragraph-rsid="0080559e"/>
    </style:style>
    <style:style style:name="P12" style:family="paragraph" style:parent-style-name="Standard">
      <style:text-properties officeooo:rsid="001e3701" officeooo:paragraph-rsid="00863964"/>
    </style:style>
    <style:style style:name="P13" style:family="paragraph" style:parent-style-name="Standard">
      <style:text-properties officeooo:rsid="001e3701" officeooo:paragraph-rsid="00872bc1"/>
    </style:style>
    <style:style style:name="P14" style:family="paragraph" style:parent-style-name="Standard">
      <style:text-properties officeooo:rsid="001e3701" officeooo:paragraph-rsid="0089e7db"/>
    </style:style>
    <style:style style:name="P15" style:family="paragraph" style:parent-style-name="Standard">
      <style:text-properties officeooo:rsid="001e3701" officeooo:paragraph-rsid="008d44bf"/>
    </style:style>
    <style:style style:name="P16" style:family="paragraph" style:parent-style-name="Standard">
      <style:text-properties officeooo:rsid="001e3701" officeooo:paragraph-rsid="00980bba"/>
    </style:style>
    <style:style style:name="P17" style:family="paragraph" style:parent-style-name="Standard">
      <style:text-properties officeooo:rsid="001e3701" officeooo:paragraph-rsid="00989cc9"/>
    </style:style>
    <style:style style:name="P18" style:family="paragraph" style:parent-style-name="Standard">
      <style:text-properties officeooo:rsid="001e3701" officeooo:paragraph-rsid="009a6742"/>
    </style:style>
    <style:style style:name="P19" style:family="paragraph" style:parent-style-name="Standard">
      <style:text-properties officeooo:rsid="001e3701" officeooo:paragraph-rsid="009bc716"/>
    </style:style>
    <style:style style:name="P20" style:family="paragraph" style:parent-style-name="Standard">
      <style:text-properties officeooo:rsid="001e3701" officeooo:paragraph-rsid="009e45c5"/>
    </style:style>
    <style:style style:name="P21" style:family="paragraph" style:parent-style-name="Standard">
      <style:text-properties officeooo:rsid="001e3701" officeooo:paragraph-rsid="00b7700f"/>
    </style:style>
    <style:style style:name="P22" style:family="paragraph" style:parent-style-name="Standard">
      <style:text-properties officeooo:rsid="001e3701" officeooo:paragraph-rsid="00be72a4"/>
    </style:style>
    <style:style style:name="P23" style:family="paragraph" style:parent-style-name="Standard">
      <style:text-properties officeooo:rsid="001e3701" officeooo:paragraph-rsid="00a67435"/>
    </style:style>
    <style:style style:name="P24" style:family="paragraph" style:parent-style-name="Standard">
      <style:text-properties officeooo:rsid="001e3701" officeooo:paragraph-rsid="00a4c431"/>
    </style:style>
    <style:style style:name="P25" style:family="paragraph" style:parent-style-name="Standard">
      <style:text-properties officeooo:rsid="001e3701" officeooo:paragraph-rsid="00a6b07c"/>
    </style:style>
    <style:style style:name="P26" style:family="paragraph" style:parent-style-name="Standard">
      <style:text-properties officeooo:rsid="001e3701" officeooo:paragraph-rsid="00a970c5"/>
    </style:style>
    <style:style style:name="P27" style:family="paragraph" style:parent-style-name="Standard">
      <style:text-properties officeooo:rsid="001e3701" officeooo:paragraph-rsid="00af73f5"/>
    </style:style>
    <style:style style:name="P28" style:family="paragraph" style:parent-style-name="Standard">
      <style:text-properties officeooo:rsid="001e3701" officeooo:paragraph-rsid="00b2b855"/>
    </style:style>
    <style:style style:name="P29" style:family="paragraph" style:parent-style-name="Standard">
      <style:text-properties officeooo:rsid="001e3701" officeooo:paragraph-rsid="00b51a18"/>
    </style:style>
    <style:style style:name="P30" style:family="paragraph" style:parent-style-name="Standard">
      <style:text-properties officeooo:rsid="001e3701" officeooo:paragraph-rsid="00bd2899"/>
    </style:style>
    <style:style style:name="P31" style:family="paragraph" style:parent-style-name="Standard">
      <style:text-properties officeooo:rsid="001e3701" officeooo:paragraph-rsid="00bd8bff"/>
    </style:style>
    <style:style style:name="P32" style:family="paragraph" style:parent-style-name="Standard">
      <style:text-properties officeooo:rsid="001e3701" officeooo:paragraph-rsid="00bf98e6"/>
    </style:style>
    <style:style style:name="P33" style:family="paragraph" style:parent-style-name="Standard">
      <style:text-properties officeooo:rsid="001e3701" officeooo:paragraph-rsid="00c19f10"/>
    </style:style>
    <style:style style:name="P34" style:family="paragraph" style:parent-style-name="Standard">
      <style:text-properties officeooo:rsid="00214e17" officeooo:paragraph-rsid="00214e17"/>
    </style:style>
    <style:style style:name="P35" style:family="paragraph" style:parent-style-name="Standard">
      <style:text-properties officeooo:paragraph-rsid="00540dde"/>
    </style:style>
    <style:style style:name="P36" style:family="paragraph" style:parent-style-name="Standard">
      <style:text-properties fo:font-size="16pt" fo:font-weight="bold" officeooo:rsid="0056939c" officeooo:paragraph-rsid="0056939c" style:font-size-asian="16pt" style:font-weight-asian="bold" style:font-size-complex="16pt" style:font-weight-complex="bold"/>
    </style:style>
    <style:style style:name="P37" style:family="paragraph" style:parent-style-name="Standard">
      <style:text-properties style:font-name="Liberation Serif" fo:font-size="12pt" style:font-size-asian="12pt" style:font-size-complex="12pt"/>
    </style:style>
    <style:style style:name="P38" style:family="paragraph" style:parent-style-name="Standard">
      <style:text-properties style:font-name="Liberation Serif" fo:font-size="12pt" officeooo:rsid="001e3701" officeooo:paragraph-rsid="00540dde" style:font-size-asian="12pt" style:font-size-complex="12pt"/>
    </style:style>
    <style:style style:name="P39" style:family="paragraph" style:parent-style-name="Standard">
      <style:text-properties style:font-name="Liberation Serif" fo:font-size="12pt" officeooo:rsid="001e3701" officeooo:paragraph-rsid="007d639f" style:font-size-asian="12pt" style:font-size-complex="12pt"/>
    </style:style>
    <style:style style:name="P40" style:family="paragraph" style:parent-style-name="Standard">
      <style:text-properties officeooo:paragraph-rsid="0072ee59"/>
    </style:style>
    <style:style style:name="P41" style:family="paragraph" style:parent-style-name="Standard">
      <style:text-properties officeooo:paragraph-rsid="0074e88a"/>
    </style:style>
    <style:style style:name="P42" style:family="paragraph" style:parent-style-name="Standard">
      <style:text-properties fo:font-weight="bold" officeooo:paragraph-rsid="00846630" style:font-weight-asian="bold" style:font-weight-complex="bold"/>
    </style:style>
    <style:style style:name="P43" style:family="paragraph" style:parent-style-name="Standard">
      <style:text-properties fo:font-weight="bold" officeooo:rsid="001e3701" officeooo:paragraph-rsid="0074e88a" style:font-weight-asian="bold" style:font-weight-complex="bold"/>
    </style:style>
    <style:style style:name="P44" style:family="paragraph" style:parent-style-name="Standard">
      <style:text-properties fo:font-weight="bold" officeooo:rsid="001e3701" officeooo:paragraph-rsid="00846630" style:font-weight-asian="bold" style:font-weight-complex="bold"/>
    </style:style>
    <style:style style:name="P45" style:family="paragraph" style:parent-style-name="Standard">
      <style:text-properties style:font-name="Droid Sans Mono" fo:font-size="10pt" officeooo:rsid="001e3701" officeooo:paragraph-rsid="00540dde" style:font-size-asian="10pt" style:font-size-complex="10pt"/>
    </style:style>
    <style:style style:name="P46" style:family="paragraph" style:parent-style-name="Standard">
      <style:text-properties style:font-name="Droid Sans Mono" fo:font-size="10pt" officeooo:rsid="001e3701" officeooo:paragraph-rsid="0074e88a" style:font-size-asian="10pt" style:font-size-complex="10pt"/>
    </style:style>
    <style:style style:name="P47" style:family="paragraph" style:parent-style-name="Standard">
      <style:text-properties style:font-name="Droid Sans Mono" fo:font-size="10pt" officeooo:rsid="001e3701" officeooo:paragraph-rsid="007d639f" style:font-size-asian="10pt" style:font-size-complex="10pt"/>
    </style:style>
    <style:style style:name="P48" style:family="paragraph" style:parent-style-name="Standard">
      <style:text-properties style:font-name="Droid Sans Mono" fo:font-size="10pt" officeooo:rsid="001e3701" officeooo:paragraph-rsid="0080559e" style:font-size-asian="10pt" style:font-size-complex="10pt"/>
    </style:style>
    <style:style style:name="P49" style:family="paragraph" style:parent-style-name="Standard">
      <style:text-properties style:font-name="Droid Sans Mono" fo:font-size="10pt" officeooo:rsid="001e3701" officeooo:paragraph-rsid="0081b71a" style:font-size-asian="10pt" style:font-size-complex="10pt"/>
    </style:style>
    <style:style style:name="P50" style:family="paragraph" style:parent-style-name="Standard">
      <style:text-properties style:font-name="Droid Sans Mono" fo:font-size="10pt" officeooo:rsid="001e3701" officeooo:paragraph-rsid="00863964" style:font-size-asian="10pt" style:font-size-complex="10pt"/>
    </style:style>
    <style:style style:name="P51" style:family="paragraph" style:parent-style-name="Standard">
      <style:text-properties style:font-name="Droid Sans Mono" fo:font-size="10pt" officeooo:rsid="001e3701" officeooo:paragraph-rsid="00872bc1" style:font-size-asian="10pt" style:font-size-complex="10pt"/>
    </style:style>
    <style:style style:name="P52" style:family="paragraph" style:parent-style-name="Standard">
      <style:text-properties style:font-name="Droid Sans Mono" fo:font-size="10pt" officeooo:rsid="001e3701" officeooo:paragraph-rsid="0089e7db" style:font-size-asian="10pt" style:font-size-complex="10pt"/>
    </style:style>
    <style:style style:name="P53" style:family="paragraph" style:parent-style-name="Standard">
      <style:text-properties style:font-name="Droid Sans Mono" fo:font-size="10pt" officeooo:rsid="001e3701" officeooo:paragraph-rsid="009a6742" style:font-size-asian="10pt" style:font-size-complex="10pt"/>
    </style:style>
    <style:style style:name="P54" style:family="paragraph" style:parent-style-name="Standard">
      <style:text-properties style:font-name="Droid Sans Mono" fo:font-size="10pt" officeooo:rsid="001e3701" officeooo:paragraph-rsid="009bc716" style:font-size-asian="10pt" style:font-size-complex="10pt"/>
    </style:style>
    <style:style style:name="P55" style:family="paragraph" style:parent-style-name="Standard">
      <style:text-properties style:font-name="Droid Sans Mono" fo:font-size="10pt" officeooo:rsid="001e3701" officeooo:paragraph-rsid="009e45c5" style:font-size-asian="10pt" style:font-size-complex="10pt"/>
    </style:style>
    <style:style style:name="P56" style:family="paragraph" style:parent-style-name="Standard">
      <style:text-properties style:font-name="Droid Sans Mono" fo:font-size="10pt" officeooo:rsid="001e3701" officeooo:paragraph-rsid="00be72a4" style:font-size-asian="10pt" style:font-size-complex="10pt"/>
    </style:style>
    <style:style style:name="P57" style:family="paragraph" style:parent-style-name="Standard">
      <style:text-properties style:font-name="Droid Sans Mono" fo:font-size="10pt" officeooo:rsid="001e3701" officeooo:paragraph-rsid="0095050a" style:font-size-asian="10pt" style:font-size-complex="10pt"/>
    </style:style>
    <style:style style:name="P58" style:family="paragraph" style:parent-style-name="Standard">
      <style:text-properties style:font-name="Droid Sans Mono" fo:font-size="10pt" officeooo:rsid="001e3701" officeooo:paragraph-rsid="00a970c5" style:font-size-asian="10pt" style:font-size-complex="10pt"/>
    </style:style>
    <style:style style:name="P59" style:family="paragraph" style:parent-style-name="Standard">
      <style:text-properties style:font-name="Droid Sans Mono" fo:font-size="10pt" officeooo:rsid="001e3701" officeooo:paragraph-rsid="00b51a18" style:font-size-asian="10pt" style:font-size-complex="10pt"/>
    </style:style>
    <style:style style:name="P60" style:family="paragraph" style:parent-style-name="Standard">
      <style:text-properties style:font-name="Droid Sans Mono" fo:font-size="10pt" officeooo:rsid="001e3701" officeooo:paragraph-rsid="00b7700f" style:font-size-asian="10pt" style:font-size-complex="10pt"/>
    </style:style>
    <style:style style:name="P61" style:family="paragraph" style:parent-style-name="Standard">
      <style:text-properties style:font-name="Droid Sans Mono" fo:font-size="10pt" officeooo:rsid="001e3701" officeooo:paragraph-rsid="00bd672e" style:font-size-asian="10pt" style:font-size-complex="10pt"/>
    </style:style>
    <style:style style:name="P62" style:family="paragraph" style:parent-style-name="Standard">
      <style:text-properties style:font-name="Droid Sans Mono" fo:font-size="10pt" officeooo:rsid="001e3701" officeooo:paragraph-rsid="00bd8bff" style:font-size-asian="10pt" style:font-size-complex="10pt"/>
    </style:style>
    <style:style style:name="P63" style:family="paragraph" style:parent-style-name="Standard">
      <style:text-properties style:font-name="Droid Sans Mono" fo:font-size="10pt" officeooo:paragraph-rsid="007d639f" style:font-size-asian="10pt" style:font-size-complex="10pt"/>
    </style:style>
    <style:style style:name="P64" style:family="paragraph" style:parent-style-name="Standard">
      <style:text-properties style:font-name="Droid Sans Mono" fo:font-size="10pt" officeooo:paragraph-rsid="009bc716" style:font-size-asian="10pt" style:font-size-complex="10pt"/>
    </style:style>
    <style:style style:name="P65" style:family="paragraph" style:parent-style-name="Standard">
      <style:text-properties style:font-name="Droid Sans Mono" fo:font-size="10pt" officeooo:paragraph-rsid="00a6b07c" style:font-size-asian="10pt" style:font-size-complex="10pt"/>
    </style:style>
    <style:style style:name="P66" style:family="paragraph" style:parent-style-name="Standard">
      <style:text-properties style:font-name="Droid Sans Mono" fo:font-size="10pt" officeooo:paragraph-rsid="0095050a" style:font-size-asian="10pt" style:font-size-complex="10pt"/>
    </style:style>
    <style:style style:name="P67" style:family="paragraph" style:parent-style-name="Standard">
      <style:text-properties style:font-name="Droid Sans Mono" fo:font-size="10.5pt" officeooo:rsid="001e3701" officeooo:paragraph-rsid="00bd2899" style:font-size-asian="10.5pt" style:font-size-complex="10.5pt"/>
    </style:style>
    <style:style style:name="P68" style:family="paragraph" style:parent-style-name="Standard">
      <style:text-properties style:font-name="Droid Sans Mono" officeooo:rsid="001e3701" officeooo:paragraph-rsid="00540dde"/>
    </style:style>
    <style:style style:name="P69" style:family="paragraph" style:parent-style-name="Standard">
      <style:text-properties style:font-name="Droid Sans Mono" officeooo:rsid="001e3701" officeooo:paragraph-rsid="00bf98e6"/>
    </style:style>
    <style:style style:name="P70" style:family="paragraph" style:parent-style-name="Standard">
      <style:text-properties officeooo:paragraph-rsid="007830b9"/>
    </style:style>
    <style:style style:name="P71" style:family="paragraph" style:parent-style-name="Standard">
      <style:text-properties officeooo:paragraph-rsid="00794faf"/>
    </style:style>
    <style:style style:name="P72" style:family="paragraph" style:parent-style-name="Standard">
      <style:text-properties officeooo:paragraph-rsid="007d639f"/>
    </style:style>
    <style:style style:name="P73" style:family="paragraph" style:parent-style-name="Standard">
      <style:text-properties officeooo:paragraph-rsid="0080559e"/>
    </style:style>
    <style:style style:name="P74" style:family="paragraph" style:parent-style-name="Standard">
      <style:text-properties officeooo:paragraph-rsid="0081b71a"/>
    </style:style>
    <style:style style:name="P75" style:family="paragraph" style:parent-style-name="Standard">
      <style:text-properties officeooo:paragraph-rsid="008378e6"/>
    </style:style>
    <style:style style:name="P76" style:family="paragraph" style:parent-style-name="Standard">
      <style:text-properties officeooo:paragraph-rsid="00846630"/>
    </style:style>
    <style:style style:name="P77" style:family="paragraph" style:parent-style-name="Standard">
      <style:text-properties officeooo:paragraph-rsid="00863964"/>
    </style:style>
    <style:style style:name="P78" style:family="paragraph" style:parent-style-name="Standard">
      <style:text-properties officeooo:paragraph-rsid="00872bc1"/>
    </style:style>
    <style:style style:name="P79" style:family="paragraph" style:parent-style-name="Standard">
      <style:text-properties officeooo:paragraph-rsid="0089e7db"/>
    </style:style>
    <style:style style:name="P80" style:family="paragraph" style:parent-style-name="Standard">
      <style:text-properties officeooo:paragraph-rsid="008d44bf"/>
    </style:style>
    <style:style style:name="P81" style:family="paragraph" style:parent-style-name="Standard">
      <style:text-properties officeooo:paragraph-rsid="00936b64"/>
    </style:style>
    <style:style style:name="P82" style:family="paragraph" style:parent-style-name="Standard">
      <style:text-properties officeooo:paragraph-rsid="0095050a"/>
    </style:style>
    <style:style style:name="P83" style:family="paragraph" style:parent-style-name="Standard">
      <style:text-properties officeooo:paragraph-rsid="00980bba"/>
    </style:style>
    <style:style style:name="P84" style:family="paragraph" style:parent-style-name="Standard">
      <style:text-properties officeooo:paragraph-rsid="00989cc9"/>
    </style:style>
    <style:style style:name="P85" style:family="paragraph" style:parent-style-name="Standard">
      <style:text-properties officeooo:paragraph-rsid="009a6742"/>
    </style:style>
    <style:style style:name="P86" style:family="paragraph" style:parent-style-name="Standard">
      <style:text-properties officeooo:paragraph-rsid="009bc716"/>
    </style:style>
    <style:style style:name="P87" style:family="paragraph" style:parent-style-name="Standard">
      <style:text-properties officeooo:paragraph-rsid="009db3b9"/>
    </style:style>
    <style:style style:name="P88" style:family="paragraph" style:parent-style-name="Standard">
      <style:text-properties officeooo:paragraph-rsid="009e45c5"/>
    </style:style>
    <style:style style:name="P89" style:family="paragraph" style:parent-style-name="Standard">
      <style:text-properties officeooo:paragraph-rsid="00a4c431"/>
    </style:style>
    <style:style style:name="P90" style:family="paragraph" style:parent-style-name="Standard">
      <style:text-properties officeooo:paragraph-rsid="00a67435"/>
    </style:style>
    <style:style style:name="P91" style:family="paragraph" style:parent-style-name="Standard">
      <style:text-properties officeooo:paragraph-rsid="00a6b07c"/>
    </style:style>
    <style:style style:name="P92" style:family="paragraph" style:parent-style-name="Standard">
      <style:text-properties officeooo:paragraph-rsid="00a970c5"/>
    </style:style>
    <style:style style:name="P93" style:family="paragraph" style:parent-style-name="Standard">
      <style:text-properties officeooo:paragraph-rsid="00af73f5"/>
    </style:style>
    <style:style style:name="P94" style:family="paragraph" style:parent-style-name="Standard">
      <style:text-properties officeooo:paragraph-rsid="00b2b855"/>
    </style:style>
    <style:style style:name="P95" style:family="paragraph" style:parent-style-name="Standard">
      <style:text-properties officeooo:paragraph-rsid="00b51a18"/>
    </style:style>
    <style:style style:name="P96" style:family="paragraph" style:parent-style-name="Standard">
      <style:text-properties officeooo:paragraph-rsid="00b5d1c1"/>
    </style:style>
    <style:style style:name="P97" style:family="paragraph" style:parent-style-name="Standard">
      <style:text-properties officeooo:paragraph-rsid="00b7700f"/>
    </style:style>
    <style:style style:name="P98" style:family="paragraph" style:parent-style-name="Standard">
      <style:text-properties officeooo:paragraph-rsid="00b94cdd"/>
    </style:style>
    <style:style style:name="P99" style:family="paragraph" style:parent-style-name="Standard">
      <style:text-properties officeooo:rsid="009ed711" officeooo:paragraph-rsid="0095050a"/>
    </style:style>
    <style:style style:name="P100" style:family="paragraph" style:parent-style-name="Standard">
      <style:text-properties officeooo:paragraph-rsid="00bd2899"/>
    </style:style>
    <style:style style:name="P101" style:family="paragraph" style:parent-style-name="Standard">
      <style:text-properties officeooo:paragraph-rsid="00bd672e"/>
    </style:style>
    <style:style style:name="P102" style:family="paragraph" style:parent-style-name="Standard">
      <style:text-properties officeooo:paragraph-rsid="00bd8bff"/>
    </style:style>
    <style:style style:name="P103" style:family="paragraph" style:parent-style-name="Standard">
      <style:text-properties officeooo:rsid="00be229e" officeooo:paragraph-rsid="00be229e"/>
    </style:style>
    <style:style style:name="P104" style:family="paragraph" style:parent-style-name="Standard">
      <style:text-properties officeooo:paragraph-rsid="00be72a4"/>
    </style:style>
    <style:style style:name="P105" style:family="paragraph" style:parent-style-name="Standard">
      <style:text-properties officeooo:paragraph-rsid="00bf98e6"/>
    </style:style>
    <style:style style:name="P106" style:family="paragraph" style:parent-style-name="Standard">
      <style:text-properties officeooo:paragraph-rsid="00c08323"/>
    </style:style>
    <style:style style:name="P107" style:family="paragraph" style:parent-style-name="Standard">
      <style:text-properties officeooo:paragraph-rsid="00c19f10"/>
    </style:style>
    <style:style style:name="P108" style:family="paragraph" style:parent-style-name="Standard">
      <style:paragraph-properties fo:break-before="page"/>
      <style:text-properties officeooo:rsid="001e3701" officeooo:paragraph-rsid="00540dde"/>
    </style:style>
    <style:style style:name="P109" style:family="paragraph" style:parent-style-name="Standard">
      <style:paragraph-properties fo:break-before="page"/>
      <style:text-properties officeooo:rsid="001e3701" officeooo:paragraph-rsid="0095050a"/>
    </style:style>
    <style:style style:name="P110" style:family="paragraph" style:parent-style-name="Standard">
      <style:paragraph-properties fo:break-before="page"/>
      <style:text-properties officeooo:rsid="00214e17" officeooo:paragraph-rsid="00540dde"/>
    </style:style>
    <style:style style:name="P111" style:family="paragraph" style:parent-style-name="Standard">
      <style:paragraph-properties fo:break-before="page"/>
      <style:text-properties style:font-name="Droid Sans Mono" officeooo:rsid="001e3701" officeooo:paragraph-rsid="00540dde"/>
    </style:style>
    <style:style style:name="P112" style:family="paragraph" style:parent-style-name="Contents_20_5">
      <style:paragraph-properties>
        <style:tab-stops>
          <style:tab-stop style:position="15.406cm" style:type="right" style:leader-style="dotted" style:leader-text="."/>
        </style:tab-stops>
      </style:paragraph-properties>
    </style:style>
    <style:style style:name="P113" style:family="paragraph" style:parent-style-name="Standard">
      <style:paragraph-properties fo:margin-left="1.251cm" fo:margin-right="0cm" fo:text-indent="0cm" style:auto-text-indent="false"/>
      <style:text-properties officeooo:paragraph-rsid="0074e88a"/>
    </style:style>
    <style:style style:name="P114" style:family="paragraph" style:parent-style-name="Standard">
      <style:paragraph-properties fo:margin-left="1.251cm" fo:margin-right="0cm" fo:text-indent="0cm" style:auto-text-indent="false"/>
      <style:text-properties officeooo:paragraph-rsid="00846630"/>
    </style:style>
    <style:style style:name="P115" style:family="paragraph" style:parent-style-name="Standard">
      <style:paragraph-properties fo:margin-left="1.251cm" fo:margin-right="0cm" fo:text-indent="0cm" style:auto-text-indent="false"/>
      <style:text-properties officeooo:paragraph-rsid="0089e7db"/>
    </style:style>
    <style:style style:name="P116" style:family="paragraph" style:parent-style-name="Table_20_Contents">
      <style:text-properties style:font-name="Liberation Serif" fo:font-size="12pt" style:font-size-asian="12pt" style:font-size-complex="12pt"/>
    </style:style>
    <style:style style:name="P117" style:family="paragraph" style:parent-style-name="Table_20_Contents">
      <style:text-properties style:font-name="Liberation Serif" fo:font-size="12pt" fo:font-weight="bold" officeooo:rsid="006c5dcb" officeooo:paragraph-rsid="006c5dcb" style:font-size-asian="12pt" style:font-weight-asian="bold" style:font-size-complex="12pt" style:font-weight-complex="bold"/>
    </style:style>
    <style:style style:name="P118" style:family="paragraph" style:parent-style-name="Table_20_Contents">
      <style:text-properties officeooo:rsid="00bf98e6" officeooo:paragraph-rsid="00bf98e6"/>
    </style:style>
    <style:style style:name="P119" style:family="paragraph" style:parent-style-name="Table_20_Contents">
      <style:text-properties fo:font-weight="bold" officeooo:rsid="00bf98e6" officeooo:paragraph-rsid="00bf98e6" style:font-weight-asian="bold" style:font-weight-complex="bold"/>
    </style:style>
    <style:style style:name="P120" style:family="paragraph" style:parent-style-name="Heading_20_5">
      <style:text-properties style:font-name="Liberation Sans" fo:font-size="11.8999996185303pt" fo:font-weight="bold" officeooo:rsid="004fd754" officeooo:paragraph-rsid="0021a483" style:font-name-asian="DejaVu Sans" style:font-size-asian="11.8999996185303pt" style:font-weight-asian="bold" style:font-name-complex="Lohit Hindi" style:font-size-complex="11.8999996185303pt" style:font-weight-complex="bold"/>
    </style:style>
    <style:style style:name="P121" style:family="paragraph" style:parent-style-name="Heading_20_5">
      <style:text-properties style:font-name="Liberation Sans" fo:font-size="11.8999996185303pt" fo:font-weight="bold" officeooo:rsid="004ed542" officeooo:paragraph-rsid="00540dde" style:font-name-asian="DejaVu Sans" style:font-size-asian="11.8999996185303pt" style:font-weight-asian="bold" style:font-name-complex="Lohit Hindi" style:font-size-complex="11.8999996185303pt" style:font-weight-complex="bold"/>
    </style:style>
    <style:style style:name="P122" style:family="paragraph" style:parent-style-name="Heading_20_5">
      <style:text-properties style:font-name="Liberation Sans" fo:font-size="11.8999996185303pt" fo:font-weight="bold" officeooo:rsid="004ed542" officeooo:paragraph-rsid="00bf98e6" style:font-name-asian="DejaVu Sans" style:font-size-asian="11.8999996185303pt" style:font-weight-asian="bold" style:font-name-complex="Lohit Hindi" style:font-size-complex="11.8999996185303pt" style:font-weight-complex="bold"/>
    </style:style>
    <style:style style:name="P123" style:family="paragraph" style:parent-style-name="Heading_20_5">
      <style:text-properties style:font-name="Liberation Sans" fo:font-size="11.8999996185303pt" fo:font-weight="bold" officeooo:rsid="004ed542" officeooo:paragraph-rsid="0095050a" style:font-name-asian="DejaVu Sans" style:font-size-asian="11.8999996185303pt" style:font-weight-asian="bold" style:font-name-complex="Lohit Hindi" style:font-size-complex="11.8999996185303pt" style:font-weight-complex="bold"/>
    </style:style>
    <style:style style:name="P124" style:family="paragraph" style:parent-style-name="Heading_20_5">
      <style:text-properties style:font-name="Liberation Sans" fo:font-size="11.8999996185303pt" fo:font-weight="bold" officeooo:rsid="004ed542" officeooo:paragraph-rsid="00be72a4" style:font-name-asian="DejaVu Sans" style:font-size-asian="11.8999996185303pt" style:font-weight-asian="bold" style:font-name-complex="Lohit Hindi" style:font-size-complex="11.8999996185303pt" style:font-weight-complex="bold"/>
    </style:style>
    <style:style style:name="P125" style:family="paragraph" style:parent-style-name="Heading_20_5">
      <style:text-properties style:font-name="Liberation Sans" fo:font-size="11.8999996185303pt" fo:font-weight="bold" officeooo:rsid="004ed542" officeooo:paragraph-rsid="00c3e978" style:font-name-asian="DejaVu Sans" style:font-size-asian="11.8999996185303pt" style:font-weight-asian="bold" style:font-name-complex="Lohit Hindi" style:font-size-complex="11.8999996185303pt" style:font-weight-complex="bold"/>
    </style:style>
    <style:style style:name="P126" style:family="paragraph" style:parent-style-name="Heading_20_5">
      <style:text-properties style:font-name="Liberation Sans" fo:font-size="11.8999996185303pt" fo:font-weight="bold" officeooo:rsid="004ed542" officeooo:paragraph-rsid="00c8d4e0" style:font-name-asian="DejaVu Sans" style:font-size-asian="11.8999996185303pt" style:font-weight-asian="bold" style:font-name-complex="Lohit Hindi" style:font-size-complex="11.8999996185303pt" style:font-weight-complex="bold"/>
    </style:style>
    <style:style style:name="P127" style:family="paragraph" style:parent-style-name="Heading_20_5">
      <style:text-properties officeooo:paragraph-rsid="0095050a"/>
    </style:style>
    <style:style style:name="P128" style:family="paragraph" style:parent-style-name="Preformatted_20_Text">
      <style:text-properties officeooo:rsid="001e3701" officeooo:paragraph-rsid="00c3e978"/>
    </style:style>
    <style:style style:name="P129" style:family="paragraph" style:parent-style-name="Preformatted_20_Text">
      <style:text-properties officeooo:rsid="001e3701" officeooo:paragraph-rsid="00c8d4e0"/>
    </style:style>
    <style:style style:name="P130" style:family="paragraph" style:parent-style-name="Preformatted_20_Text">
      <style:text-properties style:font-name="Droid Sans Mono"/>
    </style:style>
    <style:style style:name="P131" style:family="paragraph" style:parent-style-name="Preformatted_20_Text">
      <style:text-properties style:font-name="Droid Sans Mono" officeooo:paragraph-rsid="00c8d4e0"/>
    </style:style>
    <style:style style:name="P132" style:family="paragraph" style:parent-style-name="Preformatted_20_Text">
      <style:text-properties officeooo:paragraph-rsid="00c8d4e0"/>
    </style:style>
    <style:style style:name="P133" style:family="paragraph" style:parent-style-name="Preformatted_20_Text">
      <style:paragraph-properties fo:margin-top="0cm" fo:margin-bottom="0.499cm" loext:contextual-spacing="false"/>
    </style:style>
    <style:style style:name="P134" style:family="paragraph" style:parent-style-name="Standard" style:list-style-name="L1">
      <style:text-properties officeooo:paragraph-rsid="006d93fa"/>
    </style:style>
    <style:style style:name="P135" style:family="paragraph" style:parent-style-name="Standard" style:list-style-name="L2">
      <style:text-properties officeooo:paragraph-rsid="006f4359"/>
    </style:style>
    <style:style style:name="P136" style:family="paragraph" style:parent-style-name="Standard" style:list-style-name="L3">
      <style:text-properties officeooo:paragraph-rsid="00794faf"/>
    </style:style>
    <style:style style:name="P137" style:family="paragraph" style:parent-style-name="Standard" style:list-style-name="L3">
      <style:text-properties officeooo:rsid="001e3701" officeooo:paragraph-rsid="00794faf"/>
    </style:style>
    <style:style style:name="P138" style:family="paragraph" style:parent-style-name="Standard" style:list-style-name="L5">
      <style:text-properties officeooo:rsid="001e3701" officeooo:paragraph-rsid="00a7205c"/>
    </style:style>
    <style:style style:name="P139" style:family="paragraph" style:parent-style-name="Standard" style:list-style-name="L6">
      <style:text-properties officeooo:rsid="001e3701" officeooo:paragraph-rsid="00b0e85d"/>
    </style:style>
    <style:style style:name="P140" style:family="paragraph" style:parent-style-name="Standard" style:list-style-name="L7">
      <style:text-properties officeooo:rsid="001e3701" officeooo:paragraph-rsid="00b2b855"/>
    </style:style>
    <style:style style:name="P141" style:family="paragraph" style:parent-style-name="Standard">
      <style:text-properties officeooo:rsid="001e3701" officeooo:paragraph-rsid="00b7700f"/>
    </style:style>
    <style:style style:name="P142" style:family="paragraph" style:parent-style-name="Standard">
      <style:text-properties officeooo:rsid="001e3701" officeooo:paragraph-rsid="00c3e978"/>
    </style:style>
    <style:style style:name="P143" style:family="paragraph" style:parent-style-name="Standard">
      <style:text-properties officeooo:rsid="001e3701" officeooo:paragraph-rsid="0095050a"/>
    </style:style>
    <style:style style:name="P144" style:family="paragraph" style:parent-style-name="Standard">
      <style:text-properties officeooo:rsid="001e3701" officeooo:paragraph-rsid="00c8d4e0"/>
    </style:style>
    <style:style style:name="P145" style:family="paragraph" style:parent-style-name="Standard">
      <style:text-properties officeooo:rsid="001e3701" officeooo:paragraph-rsid="00c942b1"/>
    </style:style>
    <style:style style:name="P146" style:family="paragraph" style:parent-style-name="Standard">
      <style:text-properties fo:font-weight="bold" officeooo:rsid="00c19f10" officeooo:paragraph-rsid="00c19f10" style:font-weight-asian="bold" style:font-weight-complex="bold"/>
    </style:style>
    <style:style style:name="P147" style:family="paragraph" style:parent-style-name="Standard">
      <style:text-properties officeooo:rsid="00bf98e6" officeooo:paragraph-rsid="00c08323"/>
    </style:style>
    <style:style style:name="P148" style:family="paragraph" style:parent-style-name="Standard" style:list-style-name="L4">
      <style:text-properties officeooo:paragraph-rsid="009a6742"/>
    </style:style>
    <style:style style:name="P149" style:family="paragraph" style:parent-style-name="Standard" style:list-style-name="L5">
      <style:text-properties officeooo:paragraph-rsid="00a7205c"/>
    </style:style>
    <style:style style:name="P150" style:family="paragraph" style:parent-style-name="Standard" style:list-style-name="L6">
      <style:text-properties officeooo:paragraph-rsid="00b0e85d"/>
    </style:style>
    <style:style style:name="P151" style:family="paragraph" style:parent-style-name="Standard" style:list-style-name="L7">
      <style:text-properties officeooo:paragraph-rsid="00b2b855"/>
    </style:style>
    <style:style style:name="P152" style:family="paragraph" style:parent-style-name="Standard">
      <style:text-properties officeooo:paragraph-rsid="00c3e978"/>
    </style:style>
    <style:style style:name="P153" style:family="paragraph" style:parent-style-name="Standard">
      <style:text-properties officeooo:paragraph-rsid="00c8d4e0"/>
    </style:style>
    <style:style style:name="P154" style:family="paragraph" style:parent-style-name="Standard">
      <style:text-properties officeooo:rsid="004ed542" officeooo:paragraph-rsid="00c942b1"/>
    </style:style>
    <style:style style:name="P155" style:family="paragraph" style:parent-style-name="Standard">
      <style:text-properties style:font-name="Droid Sans Mono" fo:font-size="10pt" officeooo:rsid="001e3701" officeooo:paragraph-rsid="00c942b1" style:font-size-asian="10pt" style:font-size-complex="10pt"/>
    </style:style>
    <style:style style:name="P156" style:family="paragraph" style:parent-style-name="Standard">
      <style:text-properties officeooo:paragraph-rsid="00c942b1"/>
    </style:style>
    <style:style style:name="P157" style:family="paragraph" style:parent-style-name="Standard">
      <style:paragraph-properties fo:break-before="page"/>
      <style:text-properties officeooo:rsid="001e3701" officeooo:paragraph-rsid="0095050a"/>
    </style:style>
    <style:style style:name="P158" style:family="paragraph" style:parent-style-name="Standard">
      <style:paragraph-properties fo:break-before="page"/>
      <style:text-properties officeooo:rsid="001e3701" officeooo:paragraph-rsid="00b7700f"/>
    </style:style>
    <style:style style:name="T1" style:family="text">
      <style:text-properties officeooo:rsid="00273521"/>
    </style:style>
    <style:style style:name="T2" style:family="text">
      <style:text-properties officeooo:rsid="0056939c"/>
    </style:style>
    <style:style style:name="T3" style:family="text">
      <style:text-properties officeooo:rsid="001e3701"/>
    </style:style>
    <style:style style:name="T4" style:family="text">
      <style:text-properties officeooo:rsid="004ed542"/>
    </style:style>
    <style:style style:name="T5" style:family="text">
      <style:text-properties fo:font-weight="bold" style:font-weight-asian="bold" style:font-weight-complex="bold"/>
    </style:style>
    <style:style style:name="T6" style:family="text">
      <style:text-properties fo:font-weight="bold" officeooo:rsid="001e3701" style:font-weight-asian="bold" style:font-weight-complex="bold"/>
    </style:style>
    <style:style style:name="T7" style:family="text">
      <style:text-properties fo:font-weight="bold" officeooo:rsid="006d93fa" style:font-weight-asian="bold" style:font-weight-complex="bold"/>
    </style:style>
    <style:style style:name="T8" style:family="text">
      <style:text-properties fo:font-weight="bold" officeooo:rsid="009a6742" style:font-weight-asian="bold" style:font-weight-complex="bold"/>
    </style:style>
    <style:style style:name="T9" style:family="text">
      <style:text-properties fo:font-weight="bold" officeooo:rsid="00a366ae" style:font-weight-asian="bold" style:font-weight-complex="bold"/>
    </style:style>
    <style:style style:name="T10" style:family="text">
      <style:text-properties fo:font-weight="bold" officeooo:rsid="00a0b845" style:font-weight-asian="bold" style:font-weight-complex="bold"/>
    </style:style>
    <style:style style:name="T11" style:family="text">
      <style:text-properties fo:font-weight="bold" officeooo:rsid="00aa6dd8" style:font-weight-asian="bold" style:font-weight-complex="bold"/>
    </style:style>
    <style:style style:name="T12" style:family="text">
      <style:text-properties fo:font-weight="bold" officeooo:rsid="00ac1dd0" style:font-weight-asian="bold" style:font-weight-complex="bold"/>
    </style:style>
    <style:style style:name="T13" style:family="text">
      <style:text-properties fo:font-weight="bold" officeooo:rsid="00b7700f" style:font-weight-asian="bold" style:font-weight-complex="bold"/>
    </style:style>
    <style:style style:name="T14" style:family="text">
      <style:text-properties style:font-name="Liberation Sans" fo:font-size="11.8999996185303pt" fo:font-weight="bold" style:font-name-asian="DejaVu Sans" style:font-size-asian="11.8999996185303pt" style:font-weight-asian="bold" style:font-name-complex="Lohit Hindi" style:font-size-complex="11.8999996185303pt" style:font-weight-complex="bold"/>
    </style:style>
    <style:style style:name="T15" style:family="text">
      <style:text-properties style:font-name="Liberation Sans" fo:font-size="11.8999996185303pt" fo:font-weight="bold" officeooo:rsid="00c942b1" style:font-name-asian="DejaVu Sans" style:font-size-asian="11.8999996185303pt" style:font-weight-asian="bold" style:font-name-complex="Lohit Hindi" style:font-size-complex="11.8999996185303pt" style:font-weight-complex="bold"/>
    </style:style>
    <style:style style:name="T16" style:family="text">
      <style:text-properties officeooo:rsid="006d93fa"/>
    </style:style>
    <style:style style:name="T17" style:family="text">
      <style:text-properties fo:font-style="italic" officeooo:rsid="001e3701" style:font-style-asian="italic" style:font-style-complex="italic"/>
    </style:style>
    <style:style style:name="T18" style:family="text">
      <style:text-properties fo:font-style="normal" fo:font-weight="bold" officeooo:rsid="001e3701" style:font-style-asian="normal" style:font-weight-asian="bold" style:font-style-complex="normal" style:font-weight-complex="bold"/>
    </style:style>
    <style:style style:name="T19" style:family="text">
      <style:text-properties officeooo:rsid="00794faf"/>
    </style:style>
    <style:style style:name="T20" style:family="text">
      <style:text-properties style:font-name="Droid Sans Mono" fo:font-size="10pt" style:font-size-asian="10pt" style:font-size-complex="10pt"/>
    </style:style>
    <style:style style:name="T21" style:family="text">
      <style:text-properties style:font-name="Droid Sans Mono" fo:font-size="10pt" officeooo:rsid="001e3701" style:font-size-asian="10pt" style:font-size-complex="10pt"/>
    </style:style>
    <style:style style:name="T22" style:family="text">
      <style:text-properties style:font-name="Droid Sans Mono" fo:font-size="10pt" officeooo:rsid="00936b64" style:font-size-asian="10pt" style:font-size-complex="10pt"/>
    </style:style>
    <style:style style:name="T23" style:family="text">
      <style:text-properties style:font-name="Droid Sans Mono" fo:font-size="10pt" officeooo:rsid="00b5d1c1" style:font-size-asian="10pt" style:font-size-complex="10pt"/>
    </style:style>
    <style:style style:name="T24" style:family="text">
      <style:text-properties style:font-name="Droid Sans Mono" fo:font-size="10pt" fo:font-weight="normal" style:font-size-asian="10pt" style:font-weight-asian="normal" style:font-size-complex="10pt" style:font-weight-complex="normal"/>
    </style:style>
    <style:style style:name="T25" style:family="text">
      <style:text-properties style:font-name="Droid Sans Mono" fo:font-size="10pt" fo:font-weight="normal" officeooo:rsid="00936b64" style:font-size-asian="10pt" style:font-weight-asian="normal" style:font-size-complex="10pt" style:font-weight-complex="normal"/>
    </style:style>
    <style:style style:name="T26" style:family="text">
      <style:text-properties style:font-name="Droid Sans Mono" fo:font-size="10pt" fo:font-weight="bold" officeooo:rsid="001e3701" style:font-name-asian="DejaVu Sans" style:font-size-asian="10pt" style:font-weight-asian="bold" style:font-name-complex="Lohit Hindi" style:font-size-complex="10pt"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e3701" style:font-weight-asian="normal" style:font-weight-complex="normal"/>
    </style:style>
    <style:style style:name="T29" style:family="text">
      <style:text-properties fo:font-weight="normal" officeooo:rsid="00936b64" style:font-weight-asian="normal" style:font-weight-complex="normal"/>
    </style:style>
    <style:style style:name="T30" style:family="text">
      <style:text-properties fo:font-weight="normal" officeooo:rsid="00c8d4e0" style:font-weight-asian="normal" style:font-weight-complex="normal"/>
    </style:style>
    <style:style style:name="T31" style:family="text">
      <style:text-properties officeooo:rsid="00846630"/>
    </style:style>
    <style:style style:name="T32" style:family="text">
      <style:text-properties officeooo:rsid="0089e7db"/>
    </style:style>
    <style:style style:name="T33" style:family="text">
      <style:text-properties officeooo:rsid="008d44bf"/>
    </style:style>
    <style:style style:name="T34" style:family="text">
      <style:text-properties officeooo:rsid="008fb9d3"/>
    </style:style>
    <style:style style:name="T35" style:family="text">
      <style:text-properties officeooo:rsid="00936b64"/>
    </style:style>
    <style:style style:name="T36" style:family="text">
      <style:text-properties officeooo:rsid="009965f1"/>
    </style:style>
    <style:style style:name="T37" style:family="text">
      <style:text-properties officeooo:rsid="009a6742"/>
    </style:style>
    <style:style style:name="T38" style:family="text">
      <style:text-properties officeooo:rsid="009db3b9"/>
    </style:style>
    <style:style style:name="T39" style:family="text">
      <style:text-properties officeooo:rsid="00a366ae"/>
    </style:style>
    <style:style style:name="T40" style:family="text">
      <style:text-properties officeooo:rsid="00a3cadd"/>
    </style:style>
    <style:style style:name="T41" style:family="text">
      <style:text-properties officeooo:rsid="00a4c431"/>
    </style:style>
    <style:style style:name="T42" style:family="text">
      <style:text-properties officeooo:rsid="00a7205c"/>
    </style:style>
    <style:style style:name="T43" style:family="text">
      <style:text-properties fo:background-color="#d3d3d3" loext:char-shading-value="0"/>
    </style:style>
    <style:style style:name="T44" style:family="text">
      <style:text-properties officeooo:rsid="00b2b855"/>
    </style:style>
    <style:style style:name="T45" style:family="text">
      <style:text-properties officeooo:rsid="00b7700f"/>
    </style:style>
    <style:style style:name="T46" style:family="text">
      <style:text-properties officeooo:rsid="00ba2237"/>
    </style:style>
    <style:style style:name="T47" style:family="text">
      <style:text-properties officeooo:rsid="00bf98e6"/>
    </style:style>
    <style:style style:name="T48" style:family="text">
      <style:text-properties officeooo:rsid="00c08323"/>
    </style:style>
    <style:style style:name="T49" style:family="text">
      <style:text-properties officeooo:rsid="00c14154"/>
    </style:style>
    <style:style style:name="T50" style:family="text">
      <style:text-properties officeooo:rsid="00c19f10"/>
    </style:style>
    <style:style style:name="T51" style:family="text">
      <style:text-properties officeooo:rsid="00c32de4"/>
    </style:style>
    <style:style style:name="T52" style:family="text">
      <style:text-properties officeooo:rsid="00c3e978"/>
    </style:style>
    <style:style style:name="T53" style:family="text">
      <style:text-properties style:font-name="Droid Sans Mono"/>
    </style:style>
    <style:style style:name="T54" style:family="text">
      <style:text-properties style:font-name="Droid Sans Mono" officeooo:rsid="00c8d4e0"/>
    </style:style>
    <style:style style:name="T55" style:family="text">
      <style:text-properties officeooo:rsid="00c7b060"/>
    </style:style>
    <style:style style:name="T56" style:family="text">
      <style:text-properties officeooo:rsid="00c8d4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Python</text:p>
      <text:p text:style-name="P2"><text:bookmark-start text:name="__DdeLink__1724_637849329"/></text:p>
      <text:h text:style-name="P120" text:outline-level="5"><text:bookmark-start text:name="__RefHeading__327_1776072604"/><text:bookmark-end text:name="__DdeLink__1724_637849329"/>What is the difference between list and tuples in Python?<text:bookmark-start text:name="__DdeLink__1305_2271235780"/><text:bookmark-end text:name="__RefHeading__327_1776072604"/></text:h>
      <text:p text:style-name="P38"/>
      <table:table table:name="Table1" table:style-name="Table1">
        <table:table-column table:style-name="Table1.A"/>
        <table:table-column table:style-name="Table1.B"/>
        <table:table-row>
          <table:table-cell table:style-name="Table1.A1" office:value-type="string">
            <text:p text:style-name="P117">List</text:p>
          </table:table-cell>
          <table:table-cell table:style-name="Table1.A1" office:value-type="string">
            <text:p text:style-name="P117">Tupples</text:p>
          </table:table-cell>
        </table:table-row>
        <table:table-row>
          <table:table-cell table:style-name="Table1.A1" office:value-type="string">
            <text:p text:style-name="P116">Lists are mutable i.e they can be edited.</text:p>
          </table:table-cell>
          <table:table-cell table:style-name="Table1.A1" office:value-type="string">
            <text:p text:style-name="P37">Tuples are <text:bookmark text:name="WhatarethekeyfeaturesofPython?"/>immutable (tuples are lists which can’t be edited).</text:p>
          </table:table-cell>
        </table:table-row>
        <table:table-row>
          <table:table-cell table:style-name="Table1.A1" office:value-type="string">
            <text:p text:style-name="P116">Lists are slower than tuples.</text:p>
          </table:table-cell>
          <table:table-cell table:style-name="Table1.A1" office:value-type="string">
            <text:p text:style-name="P37">Tuples are faster than list.</text:p>
          </table:table-cell>
        </table:table-row>
        <table:table-row>
          <table:table-cell table:style-name="Table1.A1" office:value-type="string">
            <text:p text:style-name="P116">Syntax: list_1 = [10, ‘Chelsea’, 20]</text:p>
          </table:table-cell>
          <table:table-cell table:style-name="Table1.A1" office:value-type="string">
            <text:p text:style-name="P37">Syntax: tup_1 = (10, ‘Chelsea’ , 20)</text:p>
          </table:table-cell>
        </table:table-row>
      </table:table>
      <text:p text:style-name="P3"><text:bookmark-start text:name="__DdeLink__208_3514257312919"/></text:p>
      <text:h text:style-name="P121" text:outline-level="5"><text:bookmark-start text:name="__RefHeading__331_17760726041719"/>What are the key features of Python?<text:bookmark-start text:name="__DdeLink__199_35142573121619"/><text:bookmark-end text:name="__RefHeading__331_17760726041719"/></text:h>
      <text:p text:style-name="P35"><text:bookmark-end text:name="__DdeLink__208_3514257312919"/><text:bookmark-end text:name="__DdeLink__199_35142573121619"/></text:p>
      <text:list xml:id="list3631727996" text:style-name="L1">
        <text:list-item>
          <text:p text:style-name="P134"><text:span text:style-name="T3">Python is an </text:span><text:span text:style-name="T6">interpreted language</text:span><text:span text:style-name="T3">. </text:span><text:span text:style-name="T16">It</text:span><text:span text:style-name="T3"> does not need to be compiled before it is run. </text:span></text:p>
        </text:list-item>
        <text:list-item>
          <text:p text:style-name="P134"><text:span text:style-name="T3">Python is </text:span><text:span text:style-name="T6">dynamically typed</text:span><text:span text:style-name="T3">, this means that you don’t need to state the types of variables when you declare them or anything like that. You can do things like x=111 and then x="I'm a string" without error</text:span></text:p>
        </text:list-item>
        <text:list-item>
          <text:p text:style-name="P134"><text:span text:style-name="T3">Python is well </text:span><text:span text:style-name="T6">suited </text:span><text:span text:style-name="T7">for</text:span><text:span text:style-name="T6"> object orientated programming</text:span><text:span text:style-name="T3"> in that it allows the definition of classes along with composition and inheritance.</text:span></text:p>
        </text:list-item>
        <text:list-item>
          <text:p text:style-name="P134"><text:span text:style-name="T3">In Python, </text:span><text:span text:style-name="T6">functions</text:span><text:span text:style-name="T3"> are first-class objects. This means that they </text:span><text:span text:style-name="T6">can be assigned to variables</text:span><text:span text:style-name="T3">, </text:span><text:span text:style-name="T6">returned from other functions and passed into functions</text:span><text:span text:style-name="T3">. Classes are also first class objects</text:span></text:p>
        </text:list-item>
        <text:list-item>
          <text:p text:style-name="P134"><text:span text:style-name="T3">Writing Python code is quick but running </text:span><text:span text:style-name="T6">it is often slower than compiled languages</text:span><text:span text:style-name="T3">. Fortunately，Python </text:span><text:span text:style-name="T6">allows the inclusion of C based extensions</text:span><text:span text:style-name="T3"> so bottlenecks can be optimized away and often are. The numpy package is a good example of this, it’s really quite quick because a lot of the number crunching it does isn’t actually done by Python</text:span><text:bookmark text:name="__DdeLink__2220_1773777837"/></text:p>
        </text:list-item>
      </text:list>
      <text:p text:style-name="P3"><text:bookmark-start text:name="__DdeLink__208_35142573129110"/></text:p>
      <text:h text:style-name="P121" text:outline-level="5"><text:bookmark-start text:name="__RefHeading__331_177607260417110"/>What type of language is python? Programming or scripting?<text:bookmark-start text:name="__DdeLink__199_351425731216110"/><text:bookmark-end text:name="__RefHeading__331_177607260417110"/></text:h>
      <text:p text:style-name="P35"><text:bookmark-end text:name="__DdeLink__208_35142573129110"/><text:bookmark-end text:name="__DdeLink__199_351425731216110"/></text:p>
      <text:p text:style-name="P3">Python is capable of scripting, but in general sense, it is considered as a general-purpose programming language. </text:p>
      <text:p text:style-name="P3"><text:bookmark-start text:name="__DdeLink__208_35142573129111"/></text:p>
      <text:h text:style-name="P121" text:outline-level="5"><text:bookmark-start text:name="__RefHeading__331_177607260417111"/>How is Python an interpreted language?<text:bookmark-start text:name="__DdeLink__199_351425731216111"/><text:bookmark-end text:name="__RefHeading__331_177607260417111"/></text:h>
      <text:p text:style-name="P35"><text:bookmark-end text:name="__DdeLink__208_35142573129111"/><text:bookmark-end text:name="__DdeLink__199_351425731216111"/></text:p>
      <text:p text:style-name="P3">An interpreted language is any programming language which is not in machine level code before runtime. Therefore, Python is an interpreted language. </text:p>
      <text:p text:style-name="P3"><text:bookmark-start text:name="__DdeLink__208_35142573129112"/></text:p>
      <text:h text:style-name="P121" text:outline-level="5"><text:bookmark-start text:name="__RefHeading__331_177607260417112"/>What is pep 8?<text:bookmark-start text:name="__DdeLink__199_351425731216112"/><text:bookmark-end text:name="__RefHeading__331_177607260417112"/></text:h>
      <text:p text:style-name="P35"><text:bookmark-end text:name="__DdeLink__208_35142573129112"/><text:bookmark-end text:name="__DdeLink__199_351425731216112"/></text:p>
      <text:p text:style-name="P35"><text:span text:style-name="T3">PEP stands for Python Enhancement Proposal. It is a set of </text:span><text:span text:style-name="T6">rules that specify how to format Python code</text:span><text:span text:style-name="T3"> for maximum readability. </text:span></text:p>
      <text:p text:style-name="P3"/>
      <text:p text:style-name="P3"/>
      <text:p text:style-name="P108"><text:bookmark-start text:name="__DdeLink__208_35142573129113"/></text:p>
      <text:h text:style-name="P121" text:outline-level="5"><text:bookmark-start text:name="__RefHeading__331_177607260417113"/>How is memory managed in Python?<text:bookmark-start text:name="__DdeLink__199_351425731216113"/><text:bookmark-end text:name="__RefHeading__331_177607260417113"/></text:h>
      <text:p text:style-name="P35"><text:bookmark-end text:name="__DdeLink__208_35142573129113"/><text:bookmark-end text:name="__DdeLink__199_351425731216113"/></text:p>
      <text:list xml:id="list1695404775" text:style-name="L2">
        <text:list-item>
          <text:p text:style-name="P135"><text:span text:style-name="T3">Memory management in python is managed by </text:span><text:span text:style-name="T6">Python private heap space</text:span><text:span text:style-name="T3">. All Python objects and data structures are located in a private heap. The programmer does not have access to this private heap. The </text:span><text:span text:style-name="T6">python interpreter takes care of this</text:span><text:span text:style-name="T3"> instead.</text:span></text:p>
        </text:list-item>
        <text:list-item>
          <text:p text:style-name="P135"><text:span text:style-name="T3">The </text:span><text:span text:style-name="T6">allocation of heap space </text:span><text:span text:style-name="T3">for Python objects </text:span><text:span text:style-name="T6">is done by Python’s memory manager</text:span><text:span text:style-name="T3">. The core API gives access to some tools for the programmer to code.</text:span></text:p>
        </text:list-item>
        <text:list-item>
          <text:p text:style-name="P135"><text:span text:style-name="T3">Python also </text:span><text:span text:style-name="T6">has an inbuilt garbage collector</text:span><text:span text:style-name="T3">, which </text:span><text:span text:style-name="T6">recycles all the unused memory</text:span><text:span text:style-name="T3"> and so that it can be made available to the heap space. </text:span></text:p>
        </text:list-item>
      </text:list>
      <text:p text:style-name="P3"><text:bookmark-start text:name="__DdeLink__208_35142573129114"/></text:p>
      <text:h text:style-name="P121" text:outline-level="5"><text:bookmark-start text:name="__RefHeading__331_177607260417114"/>What is namespace in Python?<text:bookmark-start text:name="__DdeLink__199_351425731216114"/><text:bookmark-end text:name="__RefHeading__331_177607260417114"/></text:h>
      <text:p text:style-name="P35"><text:bookmark-end text:name="__DdeLink__208_35142573129114"/><text:bookmark-end text:name="__DdeLink__199_351425731216114"/></text:p>
      <text:p text:style-name="P3">A namespace is a naming system used to make sure that names are unique to avoid naming conflicts. </text:p>
      <text:p text:style-name="P3"><text:bookmark-start text:name="__DdeLink__208_35142573129115"/></text:p>
      <text:h text:style-name="P121" text:outline-level="5"><text:bookmark-start text:name="__RefHeading__331_177607260417115"/>What is PYTHONPATH?<text:bookmark-start text:name="__DdeLink__199_351425731216115"/><text:bookmark-end text:name="__RefHeading__331_177607260417115"/></text:h>
      <text:p text:style-name="P35"><text:bookmark-end text:name="__DdeLink__208_35142573129115"/><text:bookmark-end text:name="__DdeLink__199_351425731216115"/></text:p>
      <text:p text:style-name="P35"><text:span text:style-name="T3">It is an </text:span><text:span text:style-name="T6">environment variable</text:span><text:span text:style-name="T3"> which is </text:span><text:span text:style-name="T6">used when a module is imported</text:span><text:span text:style-name="T3">. Whenever a module is imported, PYTHONPATH is also looked up to check for the presence of the imported modules in various directories. The interpreter uses it to determine which module to load.</text:span></text:p>
      <text:p text:style-name="P3"><text:bookmark-start text:name="__DdeLink__208_35142573129116"/></text:p>
      <text:h text:style-name="P121" text:outline-level="5"><text:bookmark-start text:name="__RefHeading__331_177607260417116"/>What are python modules? Name some commonly used built-in modules in Python?<text:bookmark-start text:name="__DdeLink__199_351425731216116"/><text:bookmark-end text:name="__RefHeading__331_177607260417116"/></text:h>
      <text:p text:style-name="P35"><text:bookmark-end text:name="__DdeLink__208_35142573129116"/><text:bookmark-end text:name="__DdeLink__199_351425731216116"/></text:p>
      <text:p text:style-name="P40"><text:span text:style-name="T3">Python </text:span><text:span text:style-name="T6">modules are files containing Python code</text:span><text:span text:style-name="T3">. This code can either be functions classes or variables. A Python module </text:span><text:span text:style-name="T17">is a </text:span><text:span text:style-name="T18">.py file containing executable code.</text:span></text:p>
      <text:p text:style-name="P40"/>
      <text:p text:style-name="P6">Some of the commonly used built-in modules are:</text:p>
      <text:p text:style-name="P40"/>
      <text:p text:style-name="P6"><text:s text:c="4"/>os</text:p>
      <text:p text:style-name="P6"><text:s text:c="4"/>sys</text:p>
      <text:p text:style-name="P6"><text:s text:c="4"/>math</text:p>
      <text:p text:style-name="P6"><text:s text:c="4"/>random</text:p>
      <text:p text:style-name="P6"><text:s text:c="4"/>data time</text:p>
      <text:p text:style-name="P6"><text:s text:c="4"/>JSON </text:p>
      <text:p text:style-name="P3"/>
      <text:p text:style-name="P108"><text:bookmark-start text:name="__DdeLink__208_35142573129117"/></text:p>
      <text:h text:style-name="P121" text:outline-level="5"><text:bookmark-start text:name="__RefHeading__331_177607260417117"/>What are local variables and global variables in Python??<text:bookmark-start text:name="__DdeLink__199_351425731216117"/><text:bookmark-end text:name="__RefHeading__331_177607260417117"/></text:h>
      <text:p text:style-name="P35"><text:bookmark-end text:name="__DdeLink__208_35142573129117"/><text:bookmark-end text:name="__DdeLink__199_351425731216117"/></text:p>
      <text:p text:style-name="P43">Global Variables:</text:p>
      <text:p text:style-name="P113"><text:span text:style-name="T3">Variables </text:span><text:span text:style-name="T6">declared outside a function or in global space</text:span><text:span text:style-name="T3"> are called global variables. These variables can be accessed by any function in the program.</text:span></text:p>
      <text:p text:style-name="P41"/>
      <text:p text:style-name="P43">Local Variables:</text:p>
      <text:p text:style-name="P113"><text:span text:style-name="T3">Any variable</text:span><text:span text:style-name="T6"> declared inside a function </text:span><text:span text:style-name="T3">is known as a local variable. This variable is present in the local space and not in the global space.</text:span></text:p>
      <text:p text:style-name="P41"/>
      <text:p text:style-name="P7">Example:</text:p>
      <text:p text:style-name="P7"><text:tab/></text:p>
      <text:p text:style-name="P46">a=2</text:p>
      <text:p text:style-name="P46">def add():</text:p>
      <text:p text:style-name="P46"><text:s text:c="2"/>b=3</text:p>
      <text:p text:style-name="P46"><text:s text:c="2"/>c=a+b</text:p>
      <text:p text:style-name="P46"><text:s text:c="2"/>print(c)</text:p>
      <text:p text:style-name="P46">add()</text:p>
      <text:p text:style-name="P41"/>
      <text:p text:style-name="P7">Output: 5</text:p>
      <text:p text:style-name="P41"/>
      <text:p text:style-name="P7">When you try to access the local variable outside the function add(), it will throw an error. </text:p>
      <text:p text:style-name="P3"><text:bookmark-start text:name="__DdeLink__208_35142573129118"/></text:p>
      <text:h text:style-name="P121" text:outline-level="5"><text:bookmark-start text:name="__RefHeading__331_177607260417118"/>Is python case sensitive?<text:bookmark-start text:name="__DdeLink__199_351425731216118"/><text:bookmark-end text:name="__RefHeading__331_177607260417118"/></text:h>
      <text:p text:style-name="P35"><text:bookmark-end text:name="__DdeLink__208_35142573129118"/><text:bookmark-end text:name="__DdeLink__199_351425731216118"/></text:p>
      <text:p text:style-name="P3">Yes. Python is a case sensitive language. </text:p>
      <text:p text:style-name="P3"><text:bookmark-start text:name="__DdeLink__208_35142573129119"/></text:p>
      <text:h text:style-name="P121" text:outline-level="5"><text:bookmark-start text:name="__RefHeading__331_177607260417119"/>What is type conversion in Python?<text:bookmark-start text:name="__DdeLink__199_351425731216119"/><text:bookmark-end text:name="__RefHeading__331_177607260417119"/></text:h>
      <text:p text:style-name="P35"><text:bookmark-end text:name="__DdeLink__208_35142573129119"/><text:bookmark-end text:name="__DdeLink__199_351425731216119"/></text:p>
      <text:p text:style-name="P8">Type conversion refers to the conversion of one data type into another.</text:p>
      <text:p text:style-name="P70"/>
      <text:p text:style-name="P8">int() <text:tab/><text:tab/>– converts any data type into integer type</text:p>
      <text:p text:style-name="P8">float()<text:tab/><text:tab/>– converts any data type into float type</text:p>
      <text:p text:style-name="P8">ord() <text:tab/><text:tab/>– converts characters into integer</text:p>
      <text:p text:style-name="P8">hex() <text:tab/><text:tab/>– converts integers to hexadecimal</text:p>
      <text:p text:style-name="P8">oct() <text:tab/><text:tab/>– converts integer to octal</text:p>
      <text:p text:style-name="P8">tuple() <text:tab/><text:tab/>– This function is used to convert to a tuple.</text:p>
      <text:p text:style-name="P8">set() <text:tab/><text:tab/>– This function returns the type after converting to set.</text:p>
      <text:p text:style-name="P8">list() <text:tab/><text:tab/>– This function is used to convert any data type to a list type.</text:p>
      <text:p text:style-name="P8">dict() <text:tab/><text:tab/>– This function is used to convert a tuple of order (key,value) into a dictionary.</text:p>
      <text:p text:style-name="P8">str() <text:tab/><text:tab/>– Used to convert integer into a string.</text:p>
      <text:p text:style-name="P8">complex(real,imag) – This function converts real numbers to complex(real,imag) number. </text:p>
      <text:p text:style-name="P3"/>
      <text:p text:style-name="P3"/>
      <text:p text:style-name="P108"><text:bookmark-start text:name="__DdeLink__208_35142573129120"/></text:p>
      <text:h text:style-name="P121" text:outline-level="5"><text:bookmark-start text:name="__RefHeading__331_177607260417120"/>How to install Python on Windows and set path variable?<text:bookmark-start text:name="__DdeLink__199_351425731216120"/><text:bookmark-end text:name="__RefHeading__331_177607260417120"/></text:h>
      <text:p text:style-name="P35"><text:bookmark-end text:name="__DdeLink__208_35142573129120"/><text:bookmark-end text:name="__DdeLink__199_351425731216120"/></text:p>
      <text:p text:style-name="P9">To install Python on Windows, follow the below steps:</text:p>
      <text:p text:style-name="P71"/>
      <text:list xml:id="list1491088129" text:style-name="L3">
        <text:list-item>
          <text:p text:style-name="P136"><text:span text:style-name="T19">Download</text:span><text:span text:style-name="T3"> python from this link: </text:span><text:span text:style-name="T6">https://www.python.org/downloads/</text:span></text:p>
        </text:list-item>
        <text:list-item>
          <text:p text:style-name="P136"><text:span text:style-name="T3">After this, install it on your PC. Look for the location where PYTHON has been installed on your PC using the following command on your command prompt: </text:span><text:span text:style-name="T6">cmd python</text:span><text:span text:style-name="T3">. </text:span></text:p>
        </text:list-item>
        <text:list-item>
          <text:p text:style-name="P136"><text:span text:style-name="T3">Then go to advanced system settings and add a new variable and name it as </text:span><text:span text:style-name="T6">PYTHON_NAME</text:span><text:span text:style-name="T3"> and paste the copied path.</text:span></text:p>
        </text:list-item>
        <text:list-item>
          <text:p text:style-name="P137">Look for the path variable, select its value and select ‘edit’.</text:p>
        </text:list-item>
        <text:list-item>
          <text:p text:style-name="P136"><text:span text:style-name="T6">Add</text:span><text:span text:style-name="T3"> a semicolon towards the end of the value if it’s not present and then type </text:span><text:span text:style-name="T6">%PYTHON_HOME% <text:s/></text:span></text:p>
        </text:list-item>
      </text:list>
      <text:p text:style-name="P3"><text:bookmark-start text:name="__DdeLink__208_35142573129121"/></text:p>
      <text:h text:style-name="P121" text:outline-level="5"><text:bookmark-start text:name="__RefHeading__331_177607260417121"/>Is indentation required in python?<text:bookmark-start text:name="__DdeLink__199_351425731216121"/><text:bookmark-end text:name="__RefHeading__331_177607260417121"/></text:h>
      <text:p text:style-name="P35"><text:bookmark-end text:name="__DdeLink__208_35142573129121"/><text:bookmark-end text:name="__DdeLink__199_351425731216121"/></text:p>
      <text:p text:style-name="P35"><text:span text:style-name="T6">Indentation is necessary for Python. It specifies a block of code.</text:span><text:span text:style-name="T3"> All code within loops, classes, functions, etc is specified within an indented block. It is usually done using four space characters. If your code is not indented necessarily, it will not execute accurately and will throw errors as well. </text:span></text:p>
      <text:p text:style-name="P3"><text:bookmark-start text:name="__DdeLink__208_35142573129122"/></text:p>
      <text:h text:style-name="P121" text:outline-level="5"><text:bookmark-start text:name="__RefHeading__331_177607260417122"/>What is the difference between Python Arrays and lists?<text:bookmark-start text:name="__DdeLink__199_351425731216122"/><text:bookmark-end text:name="__RefHeading__331_177607260417122"/></text:h>
      <text:p text:style-name="P35"><text:bookmark-end text:name="__DdeLink__208_35142573129122"/><text:bookmark-end text:name="__DdeLink__199_351425731216122"/></text:p>
      <text:p text:style-name="P146">Lists: </text:p>
      <text:p text:style-name="P33">- <text:span text:style-name="T50">Part of core Python</text:span></text:p>
      <text:p text:style-name="P33">- <text:span text:style-name="T50">Can hold any data type in same array</text:span></text:p>
      <text:p text:style-name="P33">- <text:span text:style-name="T51">You can’t do calculations on the list</text:span></text:p>
      <text:p text:style-name="P33"/>
      <text:p text:style-name="P146">Arrays:</text:p>
      <text:p text:style-name="P107"><text:span text:style-name="T3">- </text:span><text:span text:style-name="T50">Come with </text:span><text:span text:style-name="T51">array</text:span><text:span text:style-name="T50"> module</text:span></text:p>
      <text:p text:style-name="P33">- <text:span text:style-name="T50">Single data type arrays (numerical data types)</text:span></text:p>
      <text:p text:style-name="P33">- <text:span text:style-name="T51">You can do calculations on the array, e.g. divide the array by 2 ==&gt; all array values will be divided by 2</text:span></text:p>
      <text:p text:style-name="P33"/>
      <text:p text:style-name="P33">Arrays and lists, in Python, have the same way of storing data. But, arrays can hold only a single data type elements whereas lists can hold any data type elements. </text:p>
      <text:p text:style-name="P3"/>
      <text:p text:style-name="P45">import array as arr</text:p>
      <text:p text:style-name="P45">My_Array=arr.array('i',[1,2,3,4])</text:p>
      <text:p text:style-name="P45">My_list=[1,'abc',1.20]</text:p>
      <text:p text:style-name="P45">print(My_Array)</text:p>
      <text:p text:style-name="P45">print(My_list)</text:p>
      <text:p text:style-name="P3"/>
      <text:p text:style-name="P3">Output:</text:p>
      <text:p text:style-name="P3"/>
      <text:p text:style-name="P45">array(‘i’, [1, 2, 3, 4]) [1, ‘abc’, 1.2]</text:p>
      <text:p text:style-name="P68"/>
      <text:p text:style-name="P111"><text:bookmark-start text:name="__DdeLink__208_351425731291233"/></text:p>
      <text:h text:style-name="P122" text:outline-level="5"><text:bookmark-start text:name="__RefHeading__331_1776072604171233"/><text:span text:style-name="T47">How do you define the type of an array</text:span>?<text:bookmark-start text:name="__DdeLink__199_3514257312161233"/><text:bookmark-end text:name="__RefHeading__331_1776072604171233"/></text:h>
      <text:p text:style-name="P105"><text:bookmark-end text:name="__DdeLink__199_3514257312161233"/><text:bookmark-end text:name="__DdeLink__208_351425731291233"/></text:p>
      <table:table table:name="Table2" table:style-name="Table2">
        <table:table-column table:style-name="Table2.A" table:number-columns-repeated="3"/>
        <table:table-column table:style-name="Table2.D"/>
        <table:table-row>
          <table:table-cell table:style-name="Table2.A1" office:value-type="string">
            <text:p text:style-name="P119"><text:s/>Type Code</text:p>
          </table:table-cell>
          <table:table-cell table:style-name="Table2.A1" office:value-type="string">
            <text:p text:style-name="P119">C Type</text:p>
          </table:table-cell>
          <table:table-cell table:style-name="Table2.A1" office:value-type="string">
            <text:p text:style-name="P119">Python Type</text:p>
          </table:table-cell>
          <table:table-cell table:style-name="Table2.A1" office:value-type="string">
            <text:p text:style-name="P119">Min size in bytes</text:p>
          </table:table-cell>
        </table:table-row>
        <table:table-row>
          <table:table-cell table:style-name="Table2.A1" office:value-type="string">
            <text:p text:style-name="Table_20_Contents"><text:s/>'b'</text:p>
          </table:table-cell>
          <table:table-cell table:style-name="Table2.A1" office:value-type="string">
            <text:p text:style-name="Table_20_Contents">signed char</text:p>
          </table:table-cell>
          <table:table-cell table:style-name="Table2.A1" office:value-type="string">
            <text:p text:style-name="P118">int</text:p>
          </table:table-cell>
          <table:table-cell table:style-name="Table2.A1" office:value-type="string">
            <text:p text:style-name="P118">1</text:p>
          </table:table-cell>
        </table:table-row>
        <table:table-row table:style-name="Table2.3">
          <table:table-cell table:style-name="Table2.A1" office:value-type="string">
            <text:p text:style-name="Table_20_Contents"><text:s/>'B'</text:p>
          </table:table-cell>
          <table:table-cell table:style-name="Table2.A1" office:value-type="string">
            <text:p text:style-name="P118">unsigned char</text:p>
          </table:table-cell>
          <table:table-cell table:style-name="Table2.A1" office:value-type="string">
            <text:p text:style-name="P118">int</text:p>
          </table:table-cell>
          <table:table-cell table:style-name="Table2.A1" office:value-type="string">
            <text:p text:style-name="P118">1</text:p>
          </table:table-cell>
        </table:table-row>
        <table:table-row table:style-name="Table2.3">
          <table:table-cell table:style-name="Table2.A1" office:value-type="string">
            <text:p text:style-name="Table_20_Contents"><text:s/>'u'</text:p>
          </table:table-cell>
          <table:table-cell table:style-name="Table2.A1" office:value-type="string">
            <text:p text:style-name="P118">wchar_t</text:p>
          </table:table-cell>
          <table:table-cell table:style-name="Table2.A1" office:value-type="string">
            <text:p text:style-name="P118">Unicode character</text:p>
          </table:table-cell>
          <table:table-cell table:style-name="Table2.A1" office:value-type="string">
            <text:p text:style-name="P118">2</text:p>
          </table:table-cell>
        </table:table-row>
        <table:table-row table:style-name="Table2.3">
          <table:table-cell table:style-name="Table2.A1" office:value-type="string">
            <text:p text:style-name="Table_20_Contents"><text:s/>'h'</text:p>
          </table:table-cell>
          <table:table-cell table:style-name="Table2.A1" office:value-type="string">
            <text:p text:style-name="P118">signed short</text:p>
          </table:table-cell>
          <table:table-cell table:style-name="Table2.A1" office:value-type="string">
            <text:p text:style-name="P118">int</text:p>
          </table:table-cell>
          <table:table-cell table:style-name="Table2.A1" office:value-type="string">
            <text:p text:style-name="P118">2</text:p>
          </table:table-cell>
        </table:table-row>
        <table:table-row table:style-name="Table2.3">
          <table:table-cell table:style-name="Table2.A1" office:value-type="string">
            <text:p text:style-name="Table_20_Contents"><text:s/>'H'</text:p>
          </table:table-cell>
          <table:table-cell table:style-name="Table2.A1" office:value-type="string">
            <text:p text:style-name="P118">unsigned short</text:p>
          </table:table-cell>
          <table:table-cell table:style-name="Table2.A1" office:value-type="string">
            <text:p text:style-name="P118">int</text:p>
          </table:table-cell>
          <table:table-cell table:style-name="Table2.A1" office:value-type="string">
            <text:p text:style-name="P118">2</text:p>
          </table:table-cell>
        </table:table-row>
        <table:table-row table:style-name="Table2.3">
          <table:table-cell table:style-name="Table2.A1" office:value-type="string">
            <text:p text:style-name="Table_20_Contents"><text:s/>'i'</text:p>
          </table:table-cell>
          <table:table-cell table:style-name="Table2.A1" office:value-type="string">
            <text:p text:style-name="P118">signed int</text:p>
          </table:table-cell>
          <table:table-cell table:style-name="Table2.A1" office:value-type="string">
            <text:p text:style-name="P118">int</text:p>
          </table:table-cell>
          <table:table-cell table:style-name="Table2.A1" office:value-type="string">
            <text:p text:style-name="P118">2</text:p>
          </table:table-cell>
        </table:table-row>
        <table:table-row table:style-name="Table2.3">
          <table:table-cell table:style-name="Table2.A1" office:value-type="string">
            <text:p text:style-name="Table_20_Contents"><text:s/>'I'</text:p>
          </table:table-cell>
          <table:table-cell table:style-name="Table2.A1" office:value-type="string">
            <text:p text:style-name="P118">unsigned int</text:p>
          </table:table-cell>
          <table:table-cell table:style-name="Table2.A1" office:value-type="string">
            <text:p text:style-name="P118">int</text:p>
          </table:table-cell>
          <table:table-cell table:style-name="Table2.A1" office:value-type="string">
            <text:p text:style-name="P118">2</text:p>
          </table:table-cell>
        </table:table-row>
        <table:table-row table:style-name="Table2.3">
          <table:table-cell table:style-name="Table2.A1" office:value-type="string">
            <text:p text:style-name="Table_20_Contents"><text:s/>'l'</text:p>
          </table:table-cell>
          <table:table-cell table:style-name="Table2.A1" office:value-type="string">
            <text:p text:style-name="P118">unsigned long</text:p>
          </table:table-cell>
          <table:table-cell table:style-name="Table2.A1" office:value-type="string">
            <text:p text:style-name="P118">int</text:p>
          </table:table-cell>
          <table:table-cell table:style-name="Table2.A1" office:value-type="string">
            <text:p text:style-name="P118">4</text:p>
          </table:table-cell>
        </table:table-row>
        <table:table-row table:style-name="Table2.3">
          <table:table-cell table:style-name="Table2.A1" office:value-type="string">
            <text:p text:style-name="Table_20_Contents"><text:s/>'q'</text:p>
          </table:table-cell>
          <table:table-cell table:style-name="Table2.A1" office:value-type="string">
            <text:p text:style-name="P118">signed long long</text:p>
          </table:table-cell>
          <table:table-cell table:style-name="Table2.A1" office:value-type="string">
            <text:p text:style-name="P118">int</text:p>
          </table:table-cell>
          <table:table-cell table:style-name="Table2.A1" office:value-type="string">
            <text:p text:style-name="P118">8</text:p>
          </table:table-cell>
        </table:table-row>
        <table:table-row table:style-name="Table2.3">
          <table:table-cell table:style-name="Table2.A1" office:value-type="string">
            <text:p text:style-name="Table_20_Contents"><text:s/>'Q'</text:p>
          </table:table-cell>
          <table:table-cell table:style-name="Table2.A1" office:value-type="string">
            <text:p text:style-name="P118">unsigned long long</text:p>
          </table:table-cell>
          <table:table-cell table:style-name="Table2.A1" office:value-type="string">
            <text:p text:style-name="P118">int</text:p>
          </table:table-cell>
          <table:table-cell table:style-name="Table2.A1" office:value-type="string">
            <text:p text:style-name="P118">8</text:p>
          </table:table-cell>
        </table:table-row>
        <table:table-row table:style-name="Table2.3">
          <table:table-cell table:style-name="Table2.A1" office:value-type="string">
            <text:p text:style-name="Table_20_Contents"><text:s/>'f'</text:p>
          </table:table-cell>
          <table:table-cell table:style-name="Table2.A1" office:value-type="string">
            <text:p text:style-name="P118">float</text:p>
          </table:table-cell>
          <table:table-cell table:style-name="Table2.A1" office:value-type="string">
            <text:p text:style-name="P118">float</text:p>
          </table:table-cell>
          <table:table-cell table:style-name="Table2.A1" office:value-type="string">
            <text:p text:style-name="P118">4</text:p>
          </table:table-cell>
        </table:table-row>
        <table:table-row table:style-name="Table2.3">
          <table:table-cell table:style-name="Table2.A1" office:value-type="string">
            <text:p text:style-name="Table_20_Contents"><text:s/>'d'</text:p>
          </table:table-cell>
          <table:table-cell table:style-name="Table2.A1" office:value-type="string">
            <text:p text:style-name="P118">double</text:p>
          </table:table-cell>
          <table:table-cell table:style-name="Table2.A1" office:value-type="string">
            <text:p text:style-name="P118">float</text:p>
          </table:table-cell>
          <table:table-cell table:style-name="Table2.A1" office:value-type="string">
            <text:p text:style-name="P118">8</text:p>
          </table:table-cell>
        </table:table-row>
      </table:table>
      <text:p text:style-name="P32"/>
      <text:p text:style-name="P32"/>
      <text:p text:style-name="P147">Note: </text:p>
      <text:p text:style-name="P106">- <text:span text:style-name="T48">An unsigned char is an char that cannot be negative (holds values from 0 to 255).</text:span></text:p>
      <text:p text:style-name="P106">- <text:span text:style-name="T48">A signed </text:span><text:span text:style-name="T49">char</text:span><text:span text:style-name="T48"> can be negative but has a lower positive range as a result (values from -128 to 127).</text:span></text:p>
      <text:p text:style-name="P106"><text:span text:style-name="T47">- A Unicode Character </text:span>can be 16 bits or 32 bits depending on the platform.</text:p>
      <text:p text:style-name="P69"><text:bookmark-start text:name="__DdeLink__3046_3183522806"/><text:bookmark-start text:name="__DdeLink__208_35142573129123"/></text:p>
      <text:h text:style-name="P121" text:outline-level="5"><text:bookmark-start text:name="__RefHeading__331_177607260417123"/>What are functions in Python?<text:bookmark-start text:name="__DdeLink__199_351425731216123"/><text:bookmark-end text:name="__RefHeading__331_177607260417123"/></text:h>
      <text:p text:style-name="P35"><text:bookmark-end text:name="__DdeLink__208_35142573129123"/><text:bookmark-end text:name="__DdeLink__199_351425731216123"/></text:p>
      <text:p text:style-name="P10">A function is a block of code which is executed only when it is called. To define a Python function, the def keyword is used.</text:p>
      <text:p text:style-name="P10"><text:bookmark-end text:name="__DdeLink__3046_3183522806"/><text:tab/></text:p>
      <text:p text:style-name="P47">def Newfunc():</text:p>
      <text:p text:style-name="P47"><text:s text:c="2"/>print("Hi, Welcome to Edureka")</text:p>
      <text:p text:style-name="P47">Newfunc(); #calling the function</text:p>
      <text:p text:style-name="P72"/>
      <text:p text:style-name="P39">Output: </text:p>
      <text:p text:style-name="P63"/>
      <text:p text:style-name="P47">Hi, Welcome to Edureka </text:p>
      <text:p text:style-name="P3"/>
      <text:p text:style-name="P108"/>
      <text:h text:style-name="P121" text:outline-level="5"><text:bookmark-start text:name="__DdeLink__208_35142573129124"/><text:bookmark-start text:name="__RefHeading__331_177607260417124"/>What is __init__?<text:bookmark-start text:name="__DdeLink__199_351425731216124"/><text:bookmark-end text:name="__RefHeading__331_177607260417124"/></text:h>
      <text:p text:style-name="P35"><text:bookmark-end text:name="__DdeLink__208_35142573129124"/><text:bookmark-end text:name="__DdeLink__199_351425731216124"/></text:p>
      <text:p text:style-name="P73"><text:span text:style-name="T3">__init__ </text:span><text:span text:style-name="T6">is a method or constructor </text:span><text:span text:style-name="T3">in Python. This method is automatically called to allocate memory when a new object/ instance of a class is created. </text:span><text:span text:style-name="T6">All classes have the __init__ method.</text:span></text:p>
      <text:p text:style-name="P73"/>
      <text:p text:style-name="P11"><text:tab/></text:p>
      <text:p text:style-name="P48">class Employee:</text:p>
      <text:p text:style-name="P48"><text:s text:c="2"/>def __init__(self, name, age,salary):</text:p>
      <text:p text:style-name="P48"><text:s text:c="2"/>self.name = name</text:p>
      <text:p text:style-name="P48"><text:s text:c="2"/>self.age = age</text:p>
      <text:p text:style-name="P48"><text:s text:c="2"/>self.salary = 20000</text:p>
      <text:p text:style-name="P48">E1 = Employee("XYZ", 23, 20000)</text:p>
      <text:p text:style-name="P48"># E1 is the instance of class Employee.</text:p>
      <text:p text:style-name="P48">#__init__ allocates memory for E1. </text:p>
      <text:p text:style-name="P48">print(E1.name)</text:p>
      <text:p text:style-name="P48">print(E1.age)</text:p>
      <text:p text:style-name="P48">print(E1.salary)</text:p>
      <text:p text:style-name="P73"/>
      <text:p text:style-name="P11">Output:</text:p>
      <text:p text:style-name="P73"/>
      <text:p text:style-name="P48">XYZ</text:p>
      <text:p text:style-name="P48">23</text:p>
      <text:p text:style-name="P73"><text:span text:style-name="T21">20000</text:span><text:span text:style-name="T3"> </text:span></text:p>
      <text:p text:style-name="P3"><text:bookmark-start text:name="__DdeLink__208_35142573129125"/></text:p>
      <text:h text:style-name="P121" text:outline-level="5"><text:bookmark-start text:name="__RefHeading__331_177607260417125"/>What is a lambda function?<text:bookmark-start text:name="__DdeLink__199_351425731216125"/><text:bookmark-end text:name="__RefHeading__331_177607260417125"/></text:h>
      <text:p text:style-name="P35"><text:bookmark-end text:name="__DdeLink__208_35142573129125"/><text:bookmark-end text:name="__DdeLink__199_351425731216125"/></text:p>
      <text:p text:style-name="P74"><text:span text:style-name="T6">An anonymous function is known as a lambda function</text:span><text:span text:style-name="T3">. This function can have any number of parameters but, </text:span><text:span text:style-name="T6">can have just one statement</text:span><text:span text:style-name="T3">.</text:span></text:p>
      <text:p text:style-name="P74"/>
      <text:p text:style-name="P49">a = lambda x,y : x+y</text:p>
      <text:p text:style-name="P49">print(a(5, 6))</text:p>
      <text:p text:style-name="P74"/>
      <text:p text:style-name="P74"><text:span text:style-name="T3">Output: </text:span><text:span text:style-name="T21">11 </text:span></text:p>
      <text:p text:style-name="P3"><text:bookmark-start text:name="__DdeLink__208_35142573129126"/></text:p>
      <text:h text:style-name="P121" text:outline-level="5"><text:bookmark-start text:name="__RefHeading__331_177607260417126"/>What is self in Python?<text:bookmark-start text:name="__DdeLink__199_351425731216126"/><text:bookmark-end text:name="__RefHeading__331_177607260417126"/></text:h>
      <text:p text:style-name="P35"><text:bookmark-end text:name="__DdeLink__208_35142573129126"/><text:bookmark-end text:name="__DdeLink__199_351425731216126"/></text:p>
      <text:p text:style-name="P75"><text:span text:style-name="T3">Self is </text:span><text:span text:style-name="T6">an instance or an object of a class</text:span><text:span text:style-name="T3">. In Python, this is explicitly included as the first parameter. However, this is not the case in Java where it’s optional. <text:s/>It helps to differentiate between the methods and attributes of a class with local variables.</text:span></text:p>
      <text:p text:style-name="P75"/>
      <text:p text:style-name="P75"><text:span text:style-name="T3">The </text:span><text:span text:style-name="T6">self</text:span><text:span text:style-name="T3"> variable </text:span><text:span text:style-name="T6">in the init method refers to the newly created object</text:span><text:span text:style-name="T3"> while</text:span><text:span text:style-name="T6"> in other methods</text:span><text:span text:style-name="T28">, it refers to </text:span><text:span text:style-name="T6">the object whose method was called. </text:span></text:p>
      <text:p text:style-name="P3"/>
      <text:p text:style-name="P3"/>
      <text:p text:style-name="P108"><text:bookmark-start text:name="__DdeLink__208_35142573129127"/></text:p>
      <text:h text:style-name="P121" text:outline-level="5"><text:bookmark-start text:name="__RefHeading__331_177607260417127"/>How does break, continue and pass work?<text:bookmark-start text:name="__DdeLink__199_351425731216127"/><text:bookmark-end text:name="__RefHeading__331_177607260417127"/></text:h>
      <text:p text:style-name="P35"><text:bookmark-end text:name="__DdeLink__208_35142573129127"/><text:bookmark-end text:name="__DdeLink__199_351425731216127"/></text:p>
      <text:p text:style-name="P76"><text:span text:style-name="T6">Break</text:span><text:span text:style-name="T3"><text:tab/></text:span></text:p>
      <text:p text:style-name="P114"><text:span text:style-name="T3">Allows </text:span><text:span text:style-name="T6">loop termination</text:span><text:span text:style-name="T3"> when some condition is met and the control is transferred to the next statement.</text:span></text:p>
      <text:p text:style-name="P42"><text:span text:style-name="T3">Continu</text:span><text:span text:style-name="T31">e</text:span></text:p>
      <text:p text:style-name="P114"><text:span text:style-name="T3">Allows </text:span><text:span text:style-name="T6">skipping some part of a loop</text:span><text:span text:style-name="T3"> when some specific condition is met and the control is transferred to the beginning of the loop</text:span></text:p>
      <text:p text:style-name="P44">Pass</text:p>
      <text:p text:style-name="P114"><text:span text:style-name="T3">Used when you need some block of code syntactically, but you want to skip its execution. </text:span><text:span text:style-name="T6">This is basically a null operation</text:span><text:span text:style-name="T3">. Nothing happens when this is executed. </text:span></text:p>
      <text:p text:style-name="P3"><text:bookmark-start text:name="__DdeLink__208_35142573129128"/></text:p>
      <text:h text:style-name="P121" text:outline-level="5"><text:bookmark-start text:name="__RefHeading__331_177607260417128"/>What does [::-1] do?<text:bookmark-start text:name="__DdeLink__199_351425731216128"/><text:bookmark-end text:name="__RefHeading__331_177607260417128"/></text:h>
      <text:p text:style-name="P35"><text:bookmark-end text:name="__DdeLink__208_35142573129128"/><text:bookmark-end text:name="__DdeLink__199_351425731216128"/></text:p>
      <text:p text:style-name="P77"><text:span text:style-name="T3">[::-1] is used to </text:span><text:span text:style-name="T6">reverse the order of an array or a sequence</text:span><text:span text:style-name="T3">.</text:span></text:p>
      <text:p text:style-name="P12"><text:tab/></text:p>
      <text:p text:style-name="P50">import array as arr</text:p>
      <text:p text:style-name="P50">My_Array=arr.array('i',[1,2,3,4,5])</text:p>
      <text:p text:style-name="P50">My_Array[::-1]</text:p>
      <text:p text:style-name="P77"/>
      <text:p text:style-name="P77"><text:span text:style-name="T3">Output: </text:span><text:span text:style-name="T21">array(‘i’, [5, 4, 3, 2, 1])</text:span></text:p>
      <text:p text:style-name="P77"/>
      <text:p text:style-name="P12">[::-1] reprints a reversed copy of ordered data structures such as an array or a list. the original array or list remains unchanged. </text:p>
      <text:p text:style-name="P3"><text:bookmark-start text:name="__DdeLink__208_35142573129129"/></text:p>
      <text:h text:style-name="P121" text:outline-level="5"><text:bookmark-start text:name="__RefHeading__331_177607260417129"/>How can you randomize the items of a list in place in Python?<text:bookmark-start text:name="__DdeLink__199_351425731216129"/><text:bookmark-end text:name="__RefHeading__331_177607260417129"/></text:h>
      <text:p text:style-name="P35"><text:bookmark-end text:name="__DdeLink__208_35142573129129"/><text:bookmark-end text:name="__DdeLink__199_351425731216129"/></text:p>
      <text:p text:style-name="P51">from random import shuffle</text:p>
      <text:p text:style-name="P51">x = ['Keep', 'The', 'Blue', 'Flag', 'Flying', 'High']</text:p>
      <text:p text:style-name="P51">shuffle(x)</text:p>
      <text:p text:style-name="P51">print(x)</text:p>
      <text:p text:style-name="P78"/>
      <text:p text:style-name="P13">The output of the following code is as below.</text:p>
      <text:p text:style-name="P78"/>
      <text:p text:style-name="P13">['Flying', 'Keep', 'Blue', 'High', 'The', 'Flag'] </text:p>
      <text:p text:style-name="P3"><text:bookmark-start text:name="__DdeLink__208_35142573129130"/></text:p>
      <text:h text:style-name="P121" text:outline-level="5"><text:bookmark-start text:name="__RefHeading__331_177607260417130"/>What are python iterators?<text:bookmark-start text:name="__DdeLink__199_351425731216130"/><text:bookmark-end text:name="__RefHeading__331_177607260417130"/></text:h>
      <text:p text:style-name="P35"><text:bookmark-end text:name="__DdeLink__208_35142573129130"/><text:bookmark-end text:name="__DdeLink__199_351425731216130"/></text:p>
      <text:p text:style-name="P3">Iterators are objects which can be traversed though or iterated upon. </text:p>
      <text:p text:style-name="P3"/>
      <text:p text:style-name="P108"><text:bookmark-start text:name="__DdeLink__208_35142573129131"/></text:p>
      <text:h text:style-name="P121" text:outline-level="5"><text:bookmark-start text:name="__RefHeading__331_177607260417131"/>How can you generate random numbers in Python?<text:bookmark-start text:name="__DdeLink__199_351425731216131"/><text:bookmark-end text:name="__RefHeading__331_177607260417131"/></text:h>
      <text:p text:style-name="P35"><text:bookmark-end text:name="__DdeLink__208_35142573129131"/><text:bookmark-end text:name="__DdeLink__199_351425731216131"/></text:p>
      <text:p text:style-name="P14">Random module is the standard module that is used to generate a random number. </text:p>
      <text:p text:style-name="P14">The method is defined as:</text:p>
      <text:p text:style-name="P14"><text:tab/></text:p>
      <text:p text:style-name="P52">import random</text:p>
      <text:p text:style-name="P52">random.random</text:p>
      <text:p text:style-name="P79"/>
      <text:p text:style-name="P14">random.random()</text:p>
      <text:p text:style-name="P115"><text:span text:style-name="T32">R</text:span><text:span text:style-name="T3">eturn </text:span><text:span text:style-name="T32">a</text:span><text:span text:style-name="T3"> floating point number that is in the range of [0, 1</text:span><text:span text:style-name="T32">]</text:span><text:span text:style-name="T3">. The function generates random float numbers. </text:span></text:p>
      <text:p text:style-name="P79">randrange(a, b)</text:p>
      <text:p text:style-name="P115"><text:span text:style-name="T32">C</text:span>hooses an integer and define the range in-between [a, b<text:span text:style-name="T32">]</text:span>. It returns the elements by selecting it randomly from the range that is specified. It doesn’t build a range object.</text:p>
      <text:p text:style-name="P79">uniform(a, b)</text:p>
      <text:p text:style-name="P115"><text:span text:style-name="T32">C</text:span>hooses a floating point number that is defined in the range of [a, b<text:span text:style-name="T32">]</text:span>. It returns the floating point number.</text:p>
      <text:p text:style-name="P79">normalvariate(mean, sdev)</text:p>
      <text:p text:style-name="P115"><text:span text:style-name="T32">I</text:span>s used for the normal distribution where the mu is a mean and the sdev is a sigma that is used for standard deviation.</text:p>
      <text:p text:style-name="P3"><text:bookmark-start text:name="__DdeLink__208_35142573129132"/></text:p>
      <text:h text:style-name="P121" text:outline-level="5"><text:bookmark-start text:name="__RefHeading__331_177607260417132"/>What is the difference between range &amp; xrange?<text:bookmark-start text:name="__DdeLink__199_351425731216132"/><text:bookmark-end text:name="__RefHeading__331_177607260417132"/></text:h>
      <text:p text:style-name="P35"><text:bookmark-end text:name="__DdeLink__208_35142573129132"/><text:bookmark-end text:name="__DdeLink__199_351425731216132"/></text:p>
      <text:p text:style-name="P35"><text:span text:style-name="T3">For the most part, xrange and range are the exact same in terms of functionality. They </text:span><text:span text:style-name="T6">both provide a way to generate a list of integers</text:span><text:span text:style-name="T3"> for you to use, however you please. The only difference is that range returns a Python list object and x range returns an xrange object </text:span></text:p>
      <text:p text:style-name="P3"><text:bookmark-start text:name="__DdeLink__208_35142573129133"/></text:p>
      <text:h text:style-name="P121" text:outline-level="5"><text:bookmark-start text:name="__RefHeading__331_177607260417133"/>How do you write comments in python?<text:bookmark-start text:name="__DdeLink__199_351425731216133"/><text:bookmark-end text:name="__RefHeading__331_177607260417133"/></text:h>
      <text:p text:style-name="P35"><text:bookmark-end text:name="__DdeLink__208_35142573129133"/><text:bookmark-end text:name="__DdeLink__199_351425731216133"/></text:p>
      <text:p text:style-name="P35"><text:span text:style-name="T35">Line c</text:span><text:span text:style-name="T3">omments in Python start with a </text:span><text:span text:style-name="T6"># </text:span></text:p>
      <text:p text:style-name="P81"><text:span text:style-name="T28">B</text:span><text:span text:style-name="T29">lock comments start and end with </text:span><text:span text:style-name="Source_20_Text"><text:span text:style-name="T27">"""</text:span></text:span></text:p>
      <text:p text:style-name="P81"><text:span text:style-name="Source_20_Text"><text:span text:style-name="T27"/></text:span></text:p>
      <text:p text:style-name="P81"><text:span text:style-name="Source_20_Text"><text:span text:style-name="T25"># Line comment</text:span></text:span></text:p>
      <text:p text:style-name="P81"><text:span text:style-name="Source_20_Text"><text:span text:style-name="T24"/></text:span></text:p>
      <text:p text:style-name="P81"><text:span text:style-name="Source_20_Text"><text:span text:style-name="T24">"""</text:span></text:span></text:p>
      <text:p text:style-name="Standard"><text:bookmark-start text:name="__DdeLink__2388_1773777837"/><text:span text:style-name="Source_20_Text"><text:span text:style-name="T22">Block comment</text:span></text:span><text:bookmark-end text:name="__DdeLink__2388_1773777837"/><text:span text:style-name="Source_20_Text"><text:span text:style-name="T22"> line 1</text:span></text:span></text:p>
      <text:p text:style-name="P81"><text:span text:style-name="Source_20_Text"><text:span text:style-name="T22">Block comment line 2</text:span></text:span></text:p>
      <text:p text:style-name="Standard"><text:span text:style-name="Source_20_Text"><text:span text:style-name="T20">"""</text:span></text:span></text:p>
      <text:p text:style-name="P3"><text:bookmark-start text:name="__DdeLink__208_35142573129134"/></text:p>
      <text:h text:style-name="P121" text:outline-level="5"><text:bookmark-start text:name="__RefHeading__331_177607260417134"/>What is pickling and unpickling?<text:bookmark-start text:name="__DdeLink__199_351425731216134"/><text:bookmark-end text:name="__RefHeading__331_177607260417134"/></text:h>
      <text:p text:style-name="P35"><text:bookmark-end text:name="__DdeLink__208_35142573129134"/><text:bookmark-end text:name="__DdeLink__199_351425731216134"/></text:p>
      <text:p text:style-name="P15">Pickle module accepts any Python object and converts it into a string representation and dumps it into a file by using dump function, this process is called pickling. </text:p>
      <text:p text:style-name="P80"/>
      <text:p text:style-name="P80"><text:span text:style-name="T33">T</text:span><text:span text:style-name="T3">he process of retrieving original Python objects from the stored string representation is called unpickling. </text:span></text:p>
      <text:p text:style-name="P3"><text:bookmark-start text:name="__DdeLink__208_35142573129135"/></text:p>
      <text:h text:style-name="P121" text:outline-level="5"><text:bookmark-start text:name="__RefHeading__331_177607260417135"/><text:soft-page-break/>What are the generators in python?<text:bookmark-start text:name="__DdeLink__199_351425731216135"/><text:bookmark-end text:name="__RefHeading__331_177607260417135"/></text:h>
      <text:p text:style-name="P35"><text:bookmark-end text:name="__DdeLink__208_35142573129135"/><text:bookmark-end text:name="__DdeLink__199_351425731216135"/></text:p>
      <text:p text:style-name="P3">Functions that return an iterable set of items are called generators. </text:p>
      <text:p text:style-name="P4"><text:bookmark-start text:name="__DdeLink__208_351425731291141"/></text:p>
      <text:h text:style-name="P123" text:outline-level="5"><text:bookmark-start text:name="__RefHeading__331_1776072604171141"/>What is the purpose of is, not and in operators?<text:bookmark-start text:name="__DdeLink__199_3514257312161141"/><text:bookmark-end text:name="__RefHeading__331_1776072604171141"/></text:h>
      <text:p text:style-name="P82"><text:bookmark-end text:name="__DdeLink__199_3514257312161141"/><text:bookmark-end text:name="__DdeLink__208_351425731291141"/></text:p>
      <text:p text:style-name="P16">Operators are special functions. They take one or more values and produce a corresponding result.</text:p>
      <text:p text:style-name="P83"/>
      <text:p text:style-name="P16">is: returns true when 2 operands are true <text:s/>(Example: “a” is ‘a’)</text:p>
      <text:p text:style-name="P83"/>
      <text:p text:style-name="P16">not: returns the inverse of the boolean value</text:p>
      <text:p text:style-name="P83"/>
      <text:p text:style-name="P16">in: checks if some element is present in some sequence </text:p>
      <text:p text:style-name="P4"><text:bookmark-start text:name="__DdeLink__208_351425731291151"/></text:p>
      <text:h text:style-name="P123" text:outline-level="5"><text:bookmark-start text:name="__RefHeading__331_1776072604171151"/>What is the usage of help() and dir() function in Python?<text:bookmark-start text:name="__DdeLink__199_3514257312161151"/><text:bookmark-end text:name="__RefHeading__331_1776072604171151"/></text:h>
      <text:p text:style-name="P82"><text:bookmark-end text:name="__DdeLink__199_3514257312161151"/><text:bookmark-end text:name="__DdeLink__208_351425731291151"/></text:p>
      <text:p text:style-name="P17">Help() and dir() both functions are accessible from the Python interpreter and used for viewing a consolidated dump of built-in functions. </text:p>
      <text:p text:style-name="P84"/>
      <text:p text:style-name="P17">Help() function: The help() function is used to display the documentation string and also facilitates you to see the help related to modules, keywords, attributes, etc.</text:p>
      <text:p text:style-name="P84"/>
      <text:p text:style-name="P17">Dir() function: The dir() function is used to display the defined symbols. </text:p>
      <text:p text:style-name="P84"><text:tab/><text:span text:style-name="T36">List the functions in a module</text:span></text:p>
      <text:p text:style-name="P4"/>
      <text:p text:style-name="P4">???</text:p>
      <text:p text:style-name="P4"><text:bookmark-start text:name="__DdeLink__208_351425731291161"/></text:p>
      <text:h text:style-name="P123" text:outline-level="5"><text:bookmark-start text:name="__RefHeading__331_1776072604171161"/>Whenever Python exits, why isn’t all the memory de-allocated?<text:bookmark-start text:name="__DdeLink__199_3514257312161161"/><text:bookmark-end text:name="__RefHeading__331_1776072604171161"/></text:h>
      <text:p text:style-name="P82"><text:bookmark-end text:name="__DdeLink__199_3514257312161161"/><text:bookmark-end text:name="__DdeLink__208_351425731291161"/></text:p>
      <text:list xml:id="list1715268600" text:style-name="L4">
        <text:list-item>
          <text:p text:style-name="P148"><text:span text:style-name="T3">Whenever Python exits, especially those Python </text:span><text:span text:style-name="T6">modules</text:span><text:span text:style-name="T3"> which are </text:span><text:span text:style-name="T6">having circular references</text:span><text:span text:style-name="T3"> to other objects or the </text:span><text:span text:style-name="T6">objects that are referenced from the global namespace</text:span><text:span text:style-name="T3">s </text:span><text:span text:style-name="T6">are not always de-allocated</text:span><text:span text:style-name="T3"> or freed.</text:span></text:p>
        </text:list-item>
        <text:list-item>
          <text:p text:style-name="P148"><text:span text:style-name="T3">It is impossible to de-allocate those portions of memory that are </text:span><text:span text:style-name="T6">reserved by the C library.</text:span></text:p>
        </text:list-item>
        <text:list-item>
          <text:p text:style-name="P148"><text:span text:style-name="T6">On exit</text:span><text:span text:style-name="T3">, because of having its own efficient clean up mechanism, </text:span><text:span text:style-name="T6">Python would try to de-allocate/destroy every other object</text:span><text:span text:style-name="T3">. </text:span></text:p>
        </text:list-item>
        <text:list-item>
          <text:p text:style-name="P148"/>
        </text:list-item>
      </text:list>
      <text:h text:style-name="P124" text:outline-level="5"><text:bookmark-start text:name="__RefHeading__331_1776072604171371"/><text:bookmark-start text:name="__DdeLink__208_351425731291371"/>How will you convert a string to all lowercase?<text:bookmark-start text:name="__DdeLink__199_3514257312161371"/><text:bookmark-end text:name="__RefHeading__331_1776072604171371"/></text:h>
      <text:p text:style-name="P104"><text:bookmark-end text:name="__DdeLink__208_351425731291371"/><text:bookmark-end text:name="__DdeLink__199_3514257312161371"/></text:p>
      <text:p text:style-name="P22">To convert a string to lowercase, lower() function can be used.</text:p>
      <text:p text:style-name="P104"/>
      <text:p text:style-name="P56">stg='ABCD'</text:p>
      <text:p text:style-name="P56">print(stg.lower())</text:p>
      <text:p text:style-name="P104"/>
      <text:p text:style-name="P104"><text:span text:style-name="T3">Output: </text:span><text:span text:style-name="T21">abcd </text:span></text:p>
      <text:p text:style-name="P56"/>
      <text:p text:style-name="P56"/>
      <text:h text:style-name="P124" text:outline-level="5"><text:bookmark-start text:name="__RefHeading___Toc5459_2871792327"/><text:soft-page-break/>How will you capitalize the first letter of string?<text:bookmark-start text:name="__DdeLink__199_3514257312161362"/><text:bookmark-end text:name="__RefHeading___Toc5459_2871792327"/></text:h>
      <text:p text:style-name="P104"><text:bookmark-end text:name="__DdeLink__199_3514257312161362"/></text:p>
      <text:p text:style-name="P104"><text:span text:style-name="T34">T</text:span><text:span text:style-name="T3">he </text:span><text:span text:style-name="T6">capitalize() method </text:span><text:span text:style-name="T3">capitalizes the first letter of a string. If the string already consists of a capital letter at the beginning, then, it returns the original string. </text:span></text:p>
      <text:p text:style-name="P56"/>
      <text:h text:style-name="P123" text:outline-level="5"><text:bookmark-start text:name="__RefHeading__331_1776072604171171"/><text:bookmark-start text:name="__DdeLink__208_351425731291171"/>What is a dictionary in Python?<text:bookmark-start text:name="__DdeLink__199_3514257312161171"/><text:bookmark-end text:name="__RefHeading__331_1776072604171171"/></text:h>
      <text:p text:style-name="P82"><text:bookmark-end text:name="__DdeLink__199_3514257312161171"/><text:bookmark-end text:name="__DdeLink__208_351425731291171"/></text:p>
      <text:p text:style-name="P85"><text:span text:style-name="T37">A </text:span><text:span text:style-name="T3">dictionary </text:span><text:span text:style-name="T6">defines</text:span><text:span text:style-name="T3"> </text:span><text:span text:style-name="T6">key and value </text:span><text:span text:style-name="T8">pairs</text:span><text:span text:style-name="T3">. Dictionaries are indexed by keys.</text:span></text:p>
      <text:p text:style-name="P85"/>
      <text:p text:style-name="P18">The following example contains some keys. Country, Capital &amp; PM. Their corresponding values are India, Delhi and Modi respectively.</text:p>
      <text:p text:style-name="P18"><text:tab/></text:p>
      <text:p text:style-name="P53">dict={'Country':'India', 'Capital':'Delhi', 'PM':'Modi'}</text:p>
      <text:p text:style-name="P53">print dict[Country]</text:p>
      <text:p text:style-name="P53">India<text:tab/></text:p>
      <text:p text:style-name="P53">print dict[Capital]</text:p>
      <text:p text:style-name="P53">Delhi</text:p>
      <text:p text:style-name="P53">print dict[PM]</text:p>
      <text:p text:style-name="P53">Modi </text:p>
      <text:p text:style-name="P4"><text:bookmark-start text:name="__DdeLink__208_351425731291181"/></text:p>
      <text:h text:style-name="P123" text:outline-level="5"><text:bookmark-start text:name="__RefHeading__331_1776072604171181"/>How can the ternary operators be used in python?<text:bookmark-start text:name="__DdeLink__199_3514257312161181"/><text:bookmark-end text:name="__RefHeading__331_1776072604171181"/></text:h>
      <text:p text:style-name="P82"><text:bookmark-end text:name="__DdeLink__199_3514257312161181"/><text:bookmark-end text:name="__DdeLink__208_351425731291181"/></text:p>
      <text:p text:style-name="P86"><text:span text:style-name="T3">The Ternary operator is the operator that is </text:span><text:span text:style-name="T6">used to show the conditional statements</text:span><text:span text:style-name="T3">. This consists of the </text:span><text:span text:style-name="T6">true or false values with a statement that has to be evaluated for it</text:span><text:span text:style-name="T3">.</text:span></text:p>
      <text:p text:style-name="P86"/>
      <text:p text:style-name="P19">The Ternary operator will be given as:</text:p>
      <text:p text:style-name="P86"/>
      <text:p text:style-name="P54">[on_true] if [expression] else [on_false]</text:p>
      <text:p text:style-name="P64"/>
      <text:p text:style-name="P54">x, y = 25, 50</text:p>
      <text:p text:style-name="P54">big = x if x &lt; y else y </text:p>
      <text:p text:style-name="P4"><text:bookmark-start text:name="__DdeLink__208_351425731291191"/></text:p>
      <text:h text:style-name="P123" text:outline-level="5"><text:bookmark-start text:name="__RefHeading__331_1776072604171191"/>What does this mean: *args, **kwargs? And why would we use it?<text:bookmark-start text:name="__DdeLink__199_3514257312161191"/><text:bookmark-end text:name="__RefHeading__331_1776072604171191"/></text:h>
      <text:p text:style-name="P82"><text:bookmark-end text:name="__DdeLink__199_3514257312161191"/><text:bookmark-end text:name="__DdeLink__208_351425731291191"/></text:p>
      <text:p text:style-name="P87"><text:span text:style-name="T3">*args </text:span><text:span text:style-name="T38">= unnamed arguments</text:span></text:p>
      <text:p text:style-name="P87"><text:span text:style-name="T3">**kwargs </text:span><text:span text:style-name="T38">= </text:span><text:span text:style-name="T3">keyword arguments </text:span></text:p>
      <text:p text:style-name="P4"/>
      <text:p text:style-name="P5"><text:span text:style-name="T38">U</text:span>se *args when we aren’t sure how many arguments are going to be passed to a function, or if we want to pass a stored list or tuple of arguments to a function. </text:p>
      <text:p text:style-name="P5"/>
      <text:p text:style-name="P5"><text:span text:style-name="T38">Use </text:span>**kwargs when we don’t know how many keyword arguments will be passed to a function, or it can be used to pass the values of a dictionary as keyword arguments.</text:p>
      <text:p text:style-name="P4"><text:bookmark-start text:name="__DdeLink__208_351425731291201"/></text:p>
      <text:h text:style-name="P123" text:outline-level="5"><text:bookmark-start text:name="__RefHeading__331_1776072604171201"/>What does len() do?<text:bookmark-start text:name="__DdeLink__199_3514257312161201"/><text:bookmark-end text:name="__RefHeading__331_1776072604171201"/></text:h>
      <text:p text:style-name="P82"><text:bookmark-end text:name="__DdeLink__199_3514257312161201"/><text:bookmark-end text:name="__DdeLink__208_351425731291201"/></text:p>
      <text:p text:style-name="P20">It is used to determine the length of a string, a list, an array, etc.</text:p>
      <text:p text:style-name="P20"><text:tab/></text:p>
      <text:p text:style-name="P55">stg='ABCD'</text:p>
      <text:p text:style-name="P55">len(stg) </text:p>
      <text:p text:style-name="P4"><text:soft-page-break/></text:p>
      <text:h text:style-name="P123" text:outline-level="5"><text:bookmark-start text:name="__RefHeading__331_1776072604171211"/><text:bookmark-start text:name="__DdeLink__208_351425731291211"/>Explain split(), sub(), subn() methods of “re” <text:span text:style-name="T40">(regex) </text:span>module in Python?<text:bookmark-start text:name="__DdeLink__199_3514257312161211"/><text:bookmark-end text:name="__RefHeading__331_1776072604171211"/></text:h>
      <text:p text:style-name="P82"><text:bookmark-end text:name="__DdeLink__199_3514257312161211"/><text:bookmark-end text:name="__DdeLink__208_351425731291211"/></text:p>
      <text:p text:style-name="P20">To modify the strings, Python’s “re” module is providing 3 methods. They are:</text:p>
      <text:p text:style-name="P88"/>
      <text:p text:style-name="P20">split() – uses a regex pattern to “<text:span text:style-name="T5">split</text:span>” a given <text:span text:style-name="T5">string into a list</text:span>.</text:p>
      <text:p text:style-name="P20">sub() – <text:span text:style-name="T9">replaces </text:span><text:span text:style-name="T5">substrings</text:span> <text:span text:style-name="T39">that match </text:span>regex pattern <text:span text:style-name="T5">with a different string.</text:span></text:p>
      <text:p text:style-name="P20">subn() – it is <text:span text:style-name="T5">similar to sub()</text:span> and <text:span text:style-name="T5">returns</text:span> the <text:span text:style-name="T5">new string</text:span> along with the <text:span text:style-name="T5">n</text:span><text:span text:style-name="T10">umber</text:span><text:span text:style-name="T5"> of replacements</text:span>. </text:p>
      <text:p text:style-name="P99"><text:bookmark-start text:name="__DdeLink__208_351425731291231"/><text:bookmark text:name="__DdeLink__208_351425731291221"/></text:p>
      <text:h text:style-name="P123" text:outline-level="5"><text:bookmark-start text:name="__RefHeading__331_1776072604171231"/>What are negative indexes and why are they used?<text:bookmark-start text:name="__DdeLink__199_3514257312161231"/><text:bookmark-end text:name="__RefHeading__331_1776072604171231"/></text:h>
      <text:p text:style-name="P82"><text:bookmark-end text:name="__DdeLink__199_3514257312161231"/><text:bookmark-end text:name="__DdeLink__208_351425731291231"/></text:p>
      <text:p text:style-name="P23">The sequences in Python are indexed and it consists of the positive as well as negative numbers. </text:p>
      <text:p text:style-name="P90"/>
      <text:p text:style-name="P90"><text:span text:style-name="T3">The </text:span><text:span text:style-name="T41">index </text:span><text:span text:style-name="T3">numbers that are positive </text:span><text:span text:style-name="T41">start with </text:span><text:span text:style-name="T3">‘0’ </text:span><text:span text:style-name="T41">(first index) and continue with </text:span><text:span text:style-name="T3">‘1’, ‘</text:span><text:span text:style-name="T41">2’, ...</text:span></text:p>
      <text:p text:style-name="P89"><text:span text:style-name="T3">The index for the negative number starts from ‘-1’ </text:span><text:span text:style-name="T41">(last index) and continue with ‘-2’, ‘-3’, …</text:span></text:p>
      <text:p text:style-name="P89"/>
      <text:p text:style-name="P24">The negative index is used to remove any new-line spaces from the string and allow the string to except the last character that is given as S[:-1]. </text:p>
      <text:p text:style-name="P24">The negative index is also used to show the index to represent the string in correct order. </text:p>
      <text:p text:style-name="P4"><text:bookmark-start text:name="__DdeLink__208_351425731291241"/></text:p>
      <text:h text:style-name="P123" text:outline-level="5"><text:bookmark-start text:name="__RefHeading__331_1776072604171241"/>What are Python packages?<text:bookmark-start text:name="__DdeLink__199_3514257312161241"/><text:bookmark-end text:name="__RefHeading__331_1776072604171241"/></text:h>
      <text:p text:style-name="P82"><text:bookmark-end text:name="__DdeLink__199_3514257312161241"/><text:bookmark-end text:name="__DdeLink__208_351425731291241"/></text:p>
      <text:p text:style-name="P4">Python packages are namespaces containing multiple modules. </text:p>
      <text:p text:style-name="P4"><text:bookmark-start text:name="__DdeLink__208_351425731291251"/></text:p>
      <text:h text:style-name="P123" text:outline-level="5"><text:bookmark-start text:name="__RefHeading__331_1776072604171251"/>How can files be deleted in Python?<text:bookmark-start text:name="__DdeLink__199_3514257312161251"/><text:bookmark-end text:name="__RefHeading__331_1776072604171251"/></text:h>
      <text:p text:style-name="P82"><text:bookmark-end text:name="__DdeLink__199_3514257312161251"/><text:bookmark-end text:name="__DdeLink__208_351425731291251"/></text:p>
      <text:p text:style-name="P25">To delete a file in Python, you need to import the OS Module. </text:p>
      <text:p text:style-name="P25">After that, you need to use the os.remove() function. </text:p>
      <text:p text:style-name="P91"/>
      <text:p text:style-name="P65">import os</text:p>
      <text:p text:style-name="P65">os.remove("xyz.txt")</text:p>
      <text:p text:style-name="P4"/>
      <text:p text:style-name="P4"><text:bookmark-start text:name="__DdeLink__208_351425731291261"/></text:p>
      <text:h text:style-name="P123" text:outline-level="5"><text:bookmark-start text:name="__RefHeading__331_1776072604171261"/>What advantages do NumPy arrays offer over (nested) Python lists?<text:bookmark-start text:name="__DdeLink__199_3514257312161261"/><text:bookmark-end text:name="__RefHeading__331_1776072604171261"/></text:h>
      <text:p text:style-name="P82"><text:bookmark-end text:name="__DdeLink__199_3514257312161261"/><text:bookmark-end text:name="__DdeLink__208_351425731291261"/></text:p>
      <text:list xml:id="list353713797" text:style-name="L5">
        <text:list-item>
          <text:p text:style-name="P138">Python’s lists are efficient general-purpose containers. They support (fairly) efficient insertion, deletion, appending, and concatenation, and Python’s list comprehensions make them easy to construct and manipulate.</text:p>
        </text:list-item>
        <text:list-item>
          <text:p text:style-name="P149"><text:span text:style-name="T3">They have certain limitations: they </text:span><text:span text:style-name="T6">don’t support “vectorized” operations</text:span><text:span text:style-name="T3"> like elementwise addition and multiplication, and the fact that they can </text:span><text:span text:style-name="T6">contain objects of differing types</text:span><text:span text:style-name="T3"> mean that Python </text:span><text:span text:style-name="T6">must store type information for every element</text:span><text:span text:style-name="T3">, and must execute type dispatching code when operating on each element.</text:span></text:p>
        </text:list-item>
        <text:list-item>
          <text:p text:style-name="P149"><text:span text:style-name="T6">NumPy</text:span><text:span text:style-name="T3"> is not just </text:span><text:span text:style-name="T6">more efficient</text:span><text:span text:style-name="T3">; it is also more convenient. Y</text:span><text:span text:style-name="T6">ou get a lot of vector and matrix operations for free</text:span><text:span text:style-name="T3">, which sometimes allow one to avoid unnecessary work. And they are also </text:span><text:span text:style-name="T6">efficiently implemented</text:span><text:span text:style-name="T3">.</text:span></text:p>
        </text:list-item>
        <text:list-item>
          <text:p text:style-name="P149"><text:span text:style-name="T6">NumPy array is faster </text:span><text:span text:style-name="T3">and </text:span><text:span text:style-name="T42">y</text:span><text:span text:style-name="T3">ou get a lot built in with NumPy, FFTs, convolutions, fast searching, basic statistics, linear algebra, histograms, etc. <text:s/></text:span></text:p>
        </text:list-item>
      </text:list>
      <text:p text:style-name="P4"><text:bookmark-start text:name="__DdeLink__208_351425731291271"/><text:soft-page-break/></text:p>
      <text:h text:style-name="P123" text:outline-level="5"><text:bookmark-start text:name="__RefHeading__331_1776072604171271"/>How to add values to a python array?<text:bookmark-start text:name="__DdeLink__199_3514257312161271"/><text:bookmark-end text:name="__RefHeading__331_1776072604171271"/></text:h>
      <text:p text:style-name="P82"><text:bookmark-end text:name="__DdeLink__199_3514257312161271"/><text:bookmark-end text:name="__DdeLink__208_351425731291271"/></text:p>
      <text:p text:style-name="P92"><text:span text:style-name="T3">Elements can be added to an array using the </text:span><text:span text:style-name="T6">append(</text:span><text:span text:style-name="T12">x</text:span><text:span text:style-name="T6">), extend(</text:span><text:span text:style-name="T12">list</text:span><text:span text:style-name="T6">) </text:span><text:span text:style-name="T3">and the </text:span><text:span text:style-name="T6">insert (i,x) </text:span><text:span text:style-name="T3">functions.</text:span></text:p>
      <text:p text:style-name="P26"><text:tab/></text:p>
      <text:p text:style-name="P58">a=arr.array('d', [1.1 , 2.1 ,3.1] )</text:p>
      <text:p text:style-name="P58">a.append(3.4)</text:p>
      <text:p text:style-name="P58">print(a)</text:p>
      <text:p text:style-name="P58">a.extend([4.5,6.3,6.8])</text:p>
      <text:p text:style-name="P58">print(a)</text:p>
      <text:p text:style-name="P58">a.insert(2,3.8)</text:p>
      <text:p text:style-name="P58">print(a) </text:p>
      <text:p text:style-name="P4"/>
      <text:p text:style-name="P4">Output:</text:p>
      <text:p text:style-name="P4"/>
      <text:p text:style-name="P57">array(‘d’, [1.1, 2.1, 3.1, <text:span text:style-name="T43">3.4</text:span>])</text:p>
      <text:p text:style-name="P57">array(‘d’, [1.1, 2.1, 3.1, 3.4, <text:span text:style-name="T43">4.5, 6.3, 6.8</text:span>])</text:p>
      <text:p text:style-name="P57">array(‘d’, [1.1, 2.1, <text:span text:style-name="T43">3.8</text:span>, 3.1, 3.4, 4.5, 6.3, 6.8]) </text:p>
      <text:p text:style-name="P4"><text:bookmark-start text:name="__DdeLink__208_351425731291281"/></text:p>
      <text:h text:style-name="P123" text:outline-level="5"><text:bookmark-start text:name="__RefHeading__331_1776072604171281"/>How to remove values to a python array?<text:bookmark-start text:name="__DdeLink__199_3514257312161281"/><text:bookmark-end text:name="__RefHeading__331_1776072604171281"/></text:h>
      <text:p text:style-name="P82"><text:bookmark-end text:name="__DdeLink__199_3514257312161281"/><text:bookmark-end text:name="__DdeLink__208_351425731291281"/></text:p>
      <text:p text:style-name="P82">Array elements can be removed using <text:span text:style-name="T5">pop(</text:span><text:span text:style-name="T11">i</text:span><text:span text:style-name="T5">)</text:span> or <text:span text:style-name="T5">remove(</text:span><text:span text:style-name="T11">x</text:span><text:span text:style-name="T5">)</text:span> method. The difference between these two functions is that the former returns the deleted value whereas the latter does not.</text:p>
      <text:p text:style-name="P82"><text:tab/></text:p>
      <text:p text:style-name="P66">a=arr.array('d', [1.1, 2.2, 3.8, 3.1, 3.7, 1.2, 4.6])</text:p>
      <text:p text:style-name="P66">print(a.pop())</text:p>
      <text:p text:style-name="P66">print(a.pop(3))</text:p>
      <text:p text:style-name="P66">a.remove(1.1)</text:p>
      <text:p text:style-name="P66">print(a)</text:p>
      <text:p text:style-name="P66"/>
      <text:p text:style-name="P82">Output:</text:p>
      <text:p text:style-name="P82"/>
      <text:p text:style-name="P66">4.6</text:p>
      <text:p text:style-name="P66">3.1</text:p>
      <text:p text:style-name="P66"/>
      <text:p text:style-name="P66">array(‘d’, [2.2, 3.8, 3.7, 1.2])</text:p>
      <text:p text:style-name="P4"><text:bookmark-start text:name="__DdeLink__208_351425731291291"/></text:p>
      <text:h text:style-name="P123" text:outline-level="5"><text:bookmark-start text:name="__RefHeading__331_1776072604171291"/>Does Python have OOps concepts?<text:bookmark-start text:name="__DdeLink__199_3514257312161291"/><text:bookmark-end text:name="__RefHeading__331_1776072604171291"/></text:h>
      <text:p text:style-name="P82"><text:bookmark-end text:name="__DdeLink__199_3514257312161291"/><text:bookmark-end text:name="__DdeLink__208_351425731291291"/></text:p>
      <text:p text:style-name="P82"><text:span text:style-name="T3">Python </text:span><text:span text:style-name="T6">is an object-oriented programming language</text:span><text:span text:style-name="T3">. This means that any program can be solved in python by creating an object model. However, </text:span><text:span text:style-name="T6">Python can be treated as procedural</text:span><text:span text:style-name="T3"> as well as structural </text:span><text:span text:style-name="T6">language</text:span><text:span text:style-name="T3">. </text:span></text:p>
      <text:p text:style-name="P4"/>
      <text:p text:style-name="P109"><text:bookmark-start text:name="__DdeLink__208_351425731291301"/></text:p>
      <text:h text:style-name="P123" text:outline-level="5"><text:bookmark-start text:name="__RefHeading__331_1776072604171301"/>What is the difference between deep and shallow copy?<text:bookmark-start text:name="__DdeLink__199_3514257312161301"/><text:bookmark-end text:name="__RefHeading__331_1776072604171301"/></text:h>
      <text:p text:style-name="P82"><text:bookmark-end text:name="__DdeLink__199_3514257312161301"/><text:bookmark-end text:name="__DdeLink__208_351425731291301"/></text:p>
      <text:p text:style-name="P27">Shallow copy</text:p>
      <text:p text:style-name="P93"><text:span text:style-name="T3">is used when a new instance type gets created and it keeps the values that are copied in the new instance. Shallow copy is </text:span><text:span text:style-name="T6">used to copy the reference pointers</text:span><text:span text:style-name="T3"> just like it copies the values. These </text:span><text:span text:style-name="T6">references point to the original objects</text:span><text:span text:style-name="T3"> and the </text:span><text:span text:style-name="T6">changes made in any member of the class will also affect the original copy of it</text:span><text:span text:style-name="T3">. Shallow copy allows faster execution of the program and it depends on the size of the data that is used.</text:span></text:p>
      <text:p text:style-name="P93"/>
      <text:p text:style-name="P27">Deep copy</text:p>
      <text:p text:style-name="P93"><text:span text:style-name="T3">is used </text:span><text:span text:style-name="T6">to store the values that are already copied</text:span><text:span text:style-name="T3">. Deep copy doesn’t copy the reference pointers to the objects. It makes the reference to an object and the </text:span><text:span text:style-name="T6">new object </text:span><text:span text:style-name="T3">that is pointed by some other object </text:span><text:span text:style-name="T6">gets stored</text:span><text:span text:style-name="T3">. The </text:span><text:span text:style-name="T6">changes made in the original copy won’t affect </text:span><text:span text:style-name="T3">any other copy that uses </text:span><text:span text:style-name="T6">the object.</text:span><text:span text:style-name="T3"> Deep copy makes execution of the program slower due to making certain copies for each object that is been called. </text:span></text:p>
      <text:p text:style-name="P4"><text:bookmark-start text:name="__DdeLink__208_351425731291311"/></text:p>
      <text:h text:style-name="P123" text:outline-level="5"><text:bookmark-start text:name="__RefHeading__331_1776072604171311"/>How is Multithreading achieved in Python?<text:bookmark-start text:name="__DdeLink__199_3514257312161311"/><text:bookmark-end text:name="__RefHeading__331_1776072604171311"/></text:h>
      <text:p text:style-name="P82"><text:bookmark-end text:name="__DdeLink__199_3514257312161311"/><text:bookmark-end text:name="__DdeLink__208_351425731291311"/></text:p>
      <text:list xml:id="list204747491" text:style-name="L6">
        <text:list-item>
          <text:p text:style-name="P150"><text:span text:style-name="T3">Python </text:span><text:span text:style-name="T6">has a multi-threading package</text:span><text:span text:style-name="T3"> but if you want to multi-thread </text:span><text:span text:style-name="T6">to speed your code up</text:span><text:span text:style-name="T3">, then it’s </text:span><text:span text:style-name="T6">usually not a good idea to use it</text:span><text:span text:style-name="T3">.</text:span></text:p>
        </text:list-item>
        <text:list-item>
          <text:p text:style-name="P139">Python has a construct called the Global Interpreter Lock (GIL). The GIL makes sure that only one of your ‘threads’ can execute at any one time. A thread acquires the GIL, does a little work, then passes the GIL onto the next thread.</text:p>
        </text:list-item>
        <text:list-item>
          <text:p text:style-name="P139">This happens very quickly so to the human eye it may seem like your threads are executing in parallel, but they are really just taking turns using the same CPU core.</text:p>
        </text:list-item>
        <text:list-item>
          <text:p text:style-name="P139">All this GIL passing adds overhead to execution. This means that if you want to make your code run faster then using the threading package often isn’t a good idea. </text:p>
        </text:list-item>
      </text:list>
      <text:p text:style-name="P4"><text:bookmark-start text:name="__DdeLink__208_351425731291321"/></text:p>
      <text:h text:style-name="P123" text:outline-level="5"><text:bookmark-start text:name="__RefHeading__331_1776072604171321"/>What is the process of compilation and linking in python?<text:bookmark-start text:name="__DdeLink__199_3514257312161321"/><text:bookmark-end text:name="__RefHeading__331_1776072604171321"/></text:h>
      <text:p text:style-name="P82"><text:bookmark-end text:name="__DdeLink__199_3514257312161321"/><text:bookmark-end text:name="__DdeLink__208_351425731291321"/></text:p>
      <text:p text:style-name="P28">The compiling and linking allows the new extensions to be compiled properly without any error and the linking can be done only when it passes the compiled procedure. If the dynamic loading is used then it depends on the style that is being provided with the system. The python interpreter can be used to provide the dynamic loading of the configuration setup files and will rebuild the interpreter.</text:p>
      <text:p text:style-name="P94"/>
      <text:list xml:id="list2171235118" text:style-name="L7">
        <text:list-item>
          <text:p text:style-name="P151"><text:span text:style-name="T3">Create a file </text:span><text:span text:style-name="T44">i</text:span><text:span text:style-name="T3">n any language that is supported by the compiler, e.</text:span><text:span text:style-name="T44">g. </text:span><text:span text:style-name="T3">file.c or file.cpp</text:span></text:p>
        </text:list-item>
        <text:list-item>
          <text:p text:style-name="P140">Place this file in the Modules/ directory of the distribution</text:p>
        </text:list-item>
        <text:list-item>
          <text:p text:style-name="P140">Add a line in the file Setup.local that is present in the Modules/ directory.</text:p>
        </text:list-item>
        <text:list-item>
          <text:p text:style-name="P140">Run the file using spam file.o</text:p>
        </text:list-item>
        <text:list-item>
          <text:p text:style-name="P140">After a successful run of this rebuild the interpreter by using the make command on the top-level directory.</text:p>
        </text:list-item>
        <text:list-item>
          <text:p text:style-name="P140">If the file is changed then run rebuildMakefile by using the command as ‘make Makefile’. </text:p>
        </text:list-item>
      </text:list>
      <text:p text:style-name="P4"><text:bookmark-start text:name="__DdeLink__208_351425731291331"/></text:p>
      <text:h text:style-name="P123" text:outline-level="5"><text:bookmark-start text:name="__RefHeading__331_1776072604171331"/>What are Python libraries? Name a few of them?<text:bookmark-start text:name="__DdeLink__199_3514257312161331"/><text:bookmark-end text:name="__RefHeading__331_1776072604171331"/></text:h>
      <text:p text:style-name="P82"><text:bookmark-end text:name="__DdeLink__199_3514257312161331"/><text:bookmark-end text:name="__DdeLink__208_351425731291331"/></text:p>
      <text:p text:style-name="P82"><text:span text:style-name="T3">Python libraries are a </text:span><text:span text:style-name="T6">collection of Python packages</text:span><text:span text:style-name="T3">. Some of the majorly used python libraries are – </text:span><text:span text:style-name="T6">Numpy, Pandas, Matplotlib, Scikit-learn</text:span><text:span text:style-name="T3"> and many more. </text:span></text:p>
      <text:p text:style-name="P4"><text:bookmark-start text:name="__DdeLink__208_351425731291341"/><text:soft-page-break/></text:p>
      <text:h text:style-name="P123" text:outline-level="5"><text:bookmark-start text:name="__RefHeading__331_1776072604171341"/>What is split used for?<text:bookmark-start text:name="__DdeLink__199_3514257312161341"/><text:bookmark-end text:name="__RefHeading__331_1776072604171341"/></text:h>
      <text:p text:style-name="P82"><text:bookmark-end text:name="__DdeLink__199_3514257312161341"/><text:bookmark-end text:name="__DdeLink__208_351425731291341"/></text:p>
      <text:p text:style-name="P29">The split() method is used to separate a given string in Python.</text:p>
      <text:p text:style-name="P95"/>
      <text:p text:style-name="P59">a="edureka python"</text:p>
      <text:p text:style-name="P59">print(a.split())</text:p>
      <text:p text:style-name="P95"/>
      <text:p text:style-name="P95"><text:span text:style-name="T3">Output: <text:s/></text:span><text:span text:style-name="T21">[‘edureka’, ‘python’] </text:span></text:p>
      <text:p text:style-name="P4"><text:bookmark-start text:name="__DdeLink__208_351425731291351"/></text:p>
      <text:h text:style-name="P123" text:outline-level="5"><text:bookmark-start text:name="__RefHeading__331_1776072604171351"/>How to import modules in python?<text:bookmark-start text:name="__DdeLink__199_3514257312161351"/><text:bookmark-end text:name="__RefHeading__331_1776072604171351"/></text:h>
      <text:p text:style-name="P82"><text:bookmark-end text:name="__DdeLink__199_3514257312161351"/><text:bookmark-end text:name="__DdeLink__208_351425731291351"/></text:p>
      <text:p text:style-name="P96"><text:span text:style-name="T21">import array<text:tab/><text:tab/></text:span><text:span text:style-name="T3"># importing using the original module name</text:span></text:p>
      <text:p text:style-name="P96"><text:span text:style-name="T21">import array as ar</text:span><text:span text:style-name="T23">r<text:tab/></text:span><text:span text:style-name="T3"># importing using an alias name</text:span></text:p>
      <text:p text:style-name="P96"><text:span text:style-name="T21">from array import *<text:tab/></text:span><text:span text:style-name="T3"># imports everything present in the array module </text:span></text:p>
      <text:p text:style-name="P4"/>
      <text:p text:style-name="P4"/>
      <text:p text:style-name="P154"><text:span text:style-name="T15">How</text:span><text:span text:style-name="T14"> are classes created in Python?</text:span><text:bookmark text:name="__DdeLink__199_351425731216114212"/></text:p>
      <text:p text:style-name="P156"/>
      <text:p text:style-name="P145">Class in Python is created using the class keyword.</text:p>
      <text:p text:style-name="P145"><text:tab/></text:p>
      <text:p text:style-name="P155">class Employee:</text:p>
      <text:p text:style-name="P155"><text:s text:c="2"/>def __init__(self, name):</text:p>
      <text:p text:style-name="P155"><text:s text:c="2"/>self.name = name</text:p>
      <text:p text:style-name="P155">E1=Employee("abc")</text:p>
      <text:p text:style-name="P155">print(E1.name)</text:p>
      <text:p text:style-name="P156"/>
      <text:p text:style-name="P156"><text:span text:style-name="T3">Output: </text:span><text:span text:style-name="T21">abc </text:span></text:p>
      <text:p text:style-name="P145"><text:bookmark-start text:name="__DdeLink__208_351425731291361"/></text:p>
      <text:h text:style-name="P123" text:outline-level="5"><text:bookmark-start text:name="__RefHeading__331_1776072604171361"/>Explain Inheritance in Python with an example?<text:bookmark-start text:name="__DdeLink__199_3514257312161361"/><text:bookmark-end text:name="__RefHeading__331_1776072604171361"/></text:h>
      <text:p text:style-name="P82"><text:bookmark-end text:name="__DdeLink__199_3514257312161361"/><text:bookmark-end text:name="__DdeLink__208_351425731291361"/></text:p>
      <text:p text:style-name="P97"><text:span text:style-name="T3">Inheritance </text:span><text:span text:style-name="T6">allows One class to gain all the members(say attributes and methods) of another class</text:span><text:span text:style-name="T3">. Inheritance provides code reusability, makes it easier to create and maintain an application. The class from which we are inheriting is called </text:span><text:span text:style-name="T6">super-class</text:span><text:span text:style-name="T3"> and the class that is inherited is called a </text:span><text:span text:style-name="T13">sub-class</text:span><text:span text:style-name="T45"> or </text:span><text:span text:style-name="T6">child class</text:span><text:span text:style-name="T3">.</text:span></text:p>
      <text:p text:style-name="P97"/>
      <text:p text:style-name="P21">They are different types of inheritance supported by Python:</text:p>
      <text:p text:style-name="P97"/>
      <text:p text:style-name="P97"><text:span text:style-name="T6">Single Inheritance </text:span><text:span text:style-name="T3">– where a derived class acquires the members of a single super class.</text:span></text:p>
      <text:p text:style-name="P153"><text:span text:style-name="T6">Hierarchical inheritance</text:span><text:span text:style-name="T3"> – from one base class you can inherit any number of child classes</text:span></text:p>
      <text:p text:style-name="P153"><text:span text:style-name="T6">Multi-level inheritance</text:span><text:span text:style-name="T3"> – a derived class d1 inherited from base class base1, and d2 are inherited from </text:span><text:span text:style-name="T55">d1</text:span><text:span text:style-name="T3">.</text:span></text:p>
      <text:p text:style-name="P97"><text:bookmark-start text:name="__DdeLink__3143_3697039303"/><text:span text:style-name="T6">Multiple inheritance</text:span><text:span text:style-name="T3"> – a derived class is inherited from more than one base class.</text:span><text:bookmark-end text:name="__DdeLink__3143_3697039303"/></text:p>
      <text:p text:style-name="P21"/>
      <text:p text:style-name="P158"/>
      <text:h text:style-name="P126" text:outline-level="5">How <text:span text:style-name="T52">do you do </text:span><text:span text:style-name="T56">hierarchical </text:span><text:span text:style-name="T52">inheritance</text:span> in Python?<text:bookmark text:name="__DdeLink__199_35142573121611421111"/></text:h>
      <text:p text:style-name="P153"/>
      <text:p text:style-name="P153"><text:span text:style-name="T30">Hierarchical</text:span><text:span text:style-name="T28"> inheritance</text:span><text:span text:style-name="T3"> </text:span><text:span text:style-name="T52">means </text:span><text:span text:style-name="T56">any number of child classes can inherit from the same base class.</text:span></text:p>
      <text:p text:style-name="P144"/>
      <text:p text:style-name="P129"><text:span text:style-name="Source_20_Text"><text:span text:style-name="T53">class Base1:</text:span></text:span></text:p>
      <text:p text:style-name="P132"><text:span text:style-name="Source_20_Text"><text:span text:style-name="T53"><text:s text:c="4"/>pass</text:span></text:span></text:p>
      <text:p text:style-name="P131"/>
      <text:p text:style-name="P132"><text:bookmark-start text:name="__DdeLink__3169_36970393031"/><text:span text:style-name="Source_20_Text"><text:span text:style-name="T53">class </text:span></text:span><text:span text:style-name="Source_20_Text"><text:span text:style-name="T54">Derived1(Base1)</text:span></text:span><text:span text:style-name="Source_20_Text"><text:span text:style-name="T53">:</text:span></text:span></text:p>
      <text:p text:style-name="P132"><text:span text:style-name="Source_20_Text"><text:span text:style-name="T53"><text:s text:c="4"/>pass</text:span></text:span><text:bookmark-end text:name="__DdeLink__3169_36970393031"/></text:p>
      <text:p text:style-name="P131"/>
      <text:p text:style-name="P132"><text:span text:style-name="Source_20_Text"><text:span text:style-name="T53">class </text:span></text:span><text:span text:style-name="Source_20_Text"><text:span text:style-name="T54">Derived2(Base1)</text:span></text:span><text:span text:style-name="Source_20_Text"><text:span text:style-name="T53">:</text:span></text:span></text:p>
      <text:p text:style-name="P129"><text:span text:style-name="Source_20_Text"><text:span text:style-name="T53"><text:s text:c="4"/>pass</text:span></text:span></text:p>
      <text:p text:style-name="P129"><text:span text:style-name="Source_20_Text"><text:span text:style-name="T53"/></text:span></text:p>
      <text:h text:style-name="P126" text:outline-level="5"><text:bookmark-start text:name="__DdeLink__3173_3697039303"/>How <text:span text:style-name="T52">do you do multi-</text:span><text:span text:style-name="T56">level</text:span><text:span text:style-name="T52"> inheritance</text:span> in Python?<text:bookmark text:name="__DdeLink__199_3514257312161142111"/></text:h>
      <text:p text:style-name="P153"/>
      <text:p text:style-name="P144"><text:span text:style-name="T27">Multi-</text:span><text:span text:style-name="T30">level</text:span><text:span text:style-name="T27"> inheritance</text:span> <text:span text:style-name="T52">means that</text:span> <text:span text:style-name="T56">have a “inheritance” tree where inheritance get passed from on child class to the next.</text:span></text:p>
      <text:p text:style-name="P144"/>
      <text:p text:style-name="P129"><text:span text:style-name="Source_20_Text"><text:span text:style-name="T53">class Base1:</text:span></text:span></text:p>
      <text:p text:style-name="P132"><text:span text:style-name="Source_20_Text"><text:span text:style-name="T53"><text:s text:c="4"/>pass</text:span></text:span></text:p>
      <text:p text:style-name="P131"/>
      <text:p text:style-name="P132"><text:bookmark-start text:name="__DdeLink__3169_3697039303"/><text:span text:style-name="Source_20_Text"><text:span text:style-name="T53">class </text:span></text:span><text:span text:style-name="Source_20_Text"><text:span text:style-name="T54">Derived1(Base1)</text:span></text:span><text:span text:style-name="Source_20_Text"><text:span text:style-name="T53">:</text:span></text:span></text:p>
      <text:p text:style-name="P132"><text:span text:style-name="Source_20_Text"><text:span text:style-name="T53"><text:s text:c="4"/>pass</text:span></text:span><text:bookmark-end text:name="__DdeLink__3169_3697039303"/></text:p>
      <text:p text:style-name="P131"/>
      <text:p text:style-name="P132"><text:span text:style-name="Source_20_Text"><text:span text:style-name="T53">class </text:span></text:span><text:span text:style-name="Source_20_Text"><text:span text:style-name="T54">Derived2(Derived1)</text:span></text:span><text:span text:style-name="Source_20_Text"><text:span text:style-name="T53">:</text:span></text:span></text:p>
      <text:p text:style-name="P129"><text:span text:style-name="Source_20_Text"><text:span text:style-name="T53"><text:s text:c="4"/>pass</text:span></text:span><text:bookmark-end text:name="__DdeLink__3173_3697039303"/></text:p>
      <text:p text:style-name="P129"><text:span text:style-name="Source_20_Text"><text:span text:style-name="T53"/></text:span></text:p>
      <text:h text:style-name="P125" text:outline-level="5"><text:bookmark-start text:name="__DdeLink__3166_3697039303"/>How <text:span text:style-name="T52">do you do multiple inheritance</text:span> in Python?<text:bookmark text:name="__DdeLink__199_351425731216114211"/></text:h>
      <text:p text:style-name="P152"/>
      <text:p text:style-name="P142"><text:span text:style-name="T27">Multiple inheritance</text:span> <text:span text:style-name="T52">means that</text:span> a derived class is inherited from more than one base class.</text:p>
      <text:p text:style-name="P142"/>
      <text:p text:style-name="P128"><text:span text:style-name="Source_20_Text"><text:span text:style-name="T53">class Base1:</text:span></text:span></text:p>
      <text:p text:style-name="Preformatted_20_Text"><text:span text:style-name="Source_20_Text"><text:span text:style-name="T53"><text:s text:c="4"/>pass</text:span></text:span></text:p>
      <text:p text:style-name="P130"/>
      <text:p text:style-name="Preformatted_20_Text"><text:span text:style-name="Source_20_Text"><text:span text:style-name="T53">class Base2:</text:span></text:span></text:p>
      <text:p text:style-name="Preformatted_20_Text"><text:span text:style-name="Source_20_Text"><text:span text:style-name="T53"><text:s text:c="4"/>pass</text:span></text:span></text:p>
      <text:p text:style-name="P130"/>
      <text:p text:style-name="Preformatted_20_Text"><text:span text:style-name="Source_20_Text"><text:span text:style-name="T53">class MultiDerived(Base1, Base2):</text:span></text:span></text:p>
      <text:p text:style-name="P133"><text:span text:style-name="Source_20_Text"><text:span text:style-name="T53"><text:s text:c="4"/>pass</text:span></text:span><text:bookmark-start text:name="__DdeLink__3183_3697039303"/><text:bookmark-end text:name="__DdeLink__3166_3697039303"/></text:p>
      <text:p text:style-name="P4"><text:bookmark-end text:name="__DdeLink__3183_3697039303"/></text:p>
      <text:p text:style-name="P109"><text:bookmark-start text:name="__DdeLink__208_351425731291142"/><text:bookmark-start text:name="__DdeLink__4331_2871792327"/></text:p>
      <text:h text:style-name="P123" text:outline-level="5"><text:bookmark-start text:name="__RefHeading__331_1776072604171142"/>What is monkey patching in Python?<text:bookmark-start text:name="__DdeLink__199_3514257312161142"/><text:bookmark-end text:name="__RefHeading__331_1776072604171142"/></text:h>
      <text:p text:style-name="P82"><text:bookmark-end text:name="__DdeLink__199_3514257312161142"/><text:bookmark-end text:name="__DdeLink__4331_2871792327"/><text:bookmark-end text:name="__DdeLink__208_351425731291142"/></text:p>
      <text:p text:style-name="P82"><text:span text:style-name="T3">In Python, the term monkey patch only r</text:span><text:span text:style-name="T6">efers to dynamic modifications of a class or module at run-time</text:span><text:span text:style-name="T3">. </text:span></text:p>
      <text:p text:style-name="P4"/>
      <text:p text:style-name="P57"># m.py</text:p>
      <text:p text:style-name="P57">class MyClass:</text:p>
      <text:p text:style-name="P57"><text:s text:c="2"/>def f(self):</text:p>
      <text:p text:style-name="P57"><text:s text:c="2"/>print "f()"</text:p>
      <text:p text:style-name="P4"/>
      <text:p text:style-name="P4">We can then run the monkey-patch testing like this:</text:p>
      <text:p text:style-name="P4"><text:tab/></text:p>
      <text:p text:style-name="P57">import m</text:p>
      <text:p text:style-name="P57">def monkey_f(self):</text:p>
      <text:p text:style-name="P57"><text:s text:c="2"/>print "monkey_f()"</text:p>
      <text:p text:style-name="P4"><text:s/></text:p>
      <text:p text:style-name="P57">m.MyClass.f = monkey_f</text:p>
      <text:p text:style-name="P57">obj = m.MyClass()</text:p>
      <text:p text:style-name="P57">obj.f()</text:p>
      <text:p text:style-name="P4"/>
      <text:p text:style-name="P4">The output will be as below:</text:p>
      <text:p text:style-name="P4"/>
      <text:p text:style-name="P57">monkey_f()</text:p>
      <text:p text:style-name="P4"/>
      <text:p text:style-name="P4">As we can see, we did make some changes in the behavior of f() in MyClass using the function we defined, monkey_f(), outside of the module m.</text:p>
      <text:p text:style-name="P4"><text:bookmark-start text:name="__DdeLink__208_351425731291152"/></text:p>
      <text:h text:style-name="P123" text:outline-level="5"><text:bookmark-start text:name="__RefHeading__331_1776072604171152"/>Does python support multiple inheritance?<text:bookmark-start text:name="__DdeLink__199_3514257312161152"/><text:bookmark-end text:name="__RefHeading__331_1776072604171152"/></text:h>
      <text:p text:style-name="P82"><text:bookmark-end text:name="__DdeLink__199_3514257312161152"/><text:bookmark-end text:name="__DdeLink__208_351425731291152"/></text:p>
      <text:p text:style-name="P82"><text:span text:style-name="T3">Multiple inheritance means that a class can be derived from more than one parent classes. </text:span><text:span text:style-name="T6">Python does support multiple inheritance</text:span><text:span text:style-name="T3">, unlike Java. </text:span></text:p>
      <text:p text:style-name="P4"><text:bookmark-start text:name="__DdeLink__208_351425731291162"/></text:p>
      <text:h text:style-name="P123" text:outline-level="5"><text:bookmark-start text:name="__RefHeading__331_1776072604171162"/>What is Polymorphism in Python?<text:bookmark-start text:name="__DdeLink__199_3514257312161162"/><text:bookmark-end text:name="__RefHeading__331_1776072604171162"/></text:h>
      <text:p text:style-name="P82"><text:bookmark-end text:name="__DdeLink__199_3514257312161162"/><text:bookmark-end text:name="__DdeLink__208_351425731291162"/></text:p>
      <text:p text:style-name="P98"><text:span text:style-name="T3">Polymorphism means</text:span><text:span text:style-name="T6"> the ability to take multiple forms</text:span><text:span text:style-name="T3">. So, for instance, </text:span><text:span text:style-name="T6">if the parent class has a method named ABC then the child class also can have a method</text:span><text:span text:style-name="T3"> with the same name </text:span><text:span text:style-name="T6">ABC</text:span><text:span text:style-name="T3"> having its own parameters and variables. </text:span><text:span text:style-name="T6">Python allows polymorphism.</text:span><text:span text:style-name="T3"> </text:span></text:p>
      <text:p text:style-name="P4"><text:bookmark-start text:name="__DdeLink__208_351425731291172"/></text:p>
      <text:h text:style-name="P123" text:outline-level="5"><text:bookmark-start text:name="__RefHeading__331_1776072604171172"/>Define encapsulation in Python?<text:bookmark-start text:name="__DdeLink__199_3514257312161172"/><text:bookmark-end text:name="__RefHeading__331_1776072604171172"/></text:h>
      <text:p text:style-name="P82"><text:bookmark-end text:name="__DdeLink__199_3514257312161172"/><text:bookmark-end text:name="__DdeLink__208_351425731291172"/></text:p>
      <text:p text:style-name="P82"><text:span text:style-name="T3">Encapsulation means </text:span><text:span text:style-name="T6">binding the code and the data together</text:span><text:span text:style-name="T3">. </text:span><text:span text:style-name="T6">A class</text:span><text:span text:style-name="T3"> </text:span><text:span text:style-name="T46">is</text:span><text:span text:style-name="T3"> an example of encapsulation. </text:span></text:p>
      <text:p text:style-name="P4"><text:bookmark-start text:name="__DdeLink__208_351425731291182"/></text:p>
      <text:h text:style-name="P123" text:outline-level="5"><text:bookmark-start text:name="__RefHeading__331_1776072604171182"/>How do you do data abstraction in Python?<text:bookmark-start text:name="__DdeLink__199_3514257312161182"/><text:bookmark-end text:name="__RefHeading__331_1776072604171182"/></text:h>
      <text:p text:style-name="P82"><text:bookmark-end text:name="__DdeLink__199_3514257312161182"/><text:bookmark-end text:name="__DdeLink__208_351425731291182"/></text:p>
      <text:p text:style-name="P82"><text:span text:style-name="T3">Data Abstraction is </text:span><text:span text:style-name="T6">providing only the required details and hiding the implementation</text:span><text:span text:style-name="T3"> from the world. It can be achieved in Python by </text:span><text:span text:style-name="T6">using interfaces and</text:span><text:span text:style-name="T3"> abstract </text:span><text:span text:style-name="T6">classes</text:span><text:span text:style-name="T3">. </text:span></text:p>
      <text:p text:style-name="P4"><text:bookmark-start text:name="__DdeLink__208_351425731291192"/><text:soft-page-break/></text:p>
      <text:h text:style-name="P123" text:outline-level="5"><text:bookmark-start text:name="__RefHeading__331_1776072604171192"/>Does python make use of access specifiers?<text:bookmark-start text:name="__DdeLink__199_3514257312161192"/><text:bookmark-end text:name="__RefHeading__331_1776072604171192"/></text:h>
      <text:p text:style-name="P82"><text:bookmark-end text:name="__DdeLink__199_3514257312161192"/><text:bookmark-end text:name="__DdeLink__208_351425731291192"/></text:p>
      <text:p text:style-name="P82"><text:span text:style-name="T3">Python does not deprive access to an instance variable or function. Python lays down the c</text:span><text:span text:style-name="T6">oncept of prefixing the name of the variable, function or method </text:span><text:span text:style-name="T3">with a </text:span><text:span text:style-name="T6">single or double underscore</text:span><text:span text:style-name="T3"> to imitate the behavior of protected and private access specifiers. </text:span></text:p>
      <text:p text:style-name="P4"><text:bookmark-start text:name="__DdeLink__208_351425731291202"/></text:p>
      <text:h text:style-name="P123" text:outline-level="5"><text:bookmark-start text:name="__RefHeading__331_1776072604171202"/>How to create an empty class in Python?<text:bookmark-start text:name="__DdeLink__199_3514257312161202"/><text:bookmark-end text:name="__RefHeading__331_1776072604171202"/></text:h>
      <text:p text:style-name="P82"><text:bookmark-end text:name="__DdeLink__199_3514257312161202"/><text:bookmark-end text:name="__DdeLink__208_351425731291202"/></text:p>
      <text:p text:style-name="P100"><text:span text:style-name="T6">An empty class is a class that does not have any code defined within its block</text:span><text:span text:style-name="T3">. It can be created </text:span><text:span text:style-name="T6">using the pass keyword.</text:span><text:span text:style-name="T3"> However, you can create objects of this class outside the class itself. IN PYTHON THE PASS command does nothing when its executed. it’s a null statement. </text:span></text:p>
      <text:p text:style-name="P30"><text:tab/></text:p>
      <text:p text:style-name="P67">class a:</text:p>
      <text:p text:style-name="P67"><text:s text:c="2"/>pass</text:p>
      <text:p text:style-name="P67">obj=a()</text:p>
      <text:p text:style-name="P67">obj.name="xyz"</text:p>
      <text:p text:style-name="P67">print("Name = ",obj.name)</text:p>
      <text:p text:style-name="P100"/>
      <text:p text:style-name="P30">Output: </text:p>
      <text:p text:style-name="P100"/>
      <text:p text:style-name="P100"><text:span text:style-name="T3">Name = <text:s/></text:span><text:span text:style-name="T21">xyz</text:span><text:span text:style-name="T3"> </text:span></text:p>
      <text:p text:style-name="P4"><text:bookmark-start text:name="__DdeLink__208_351425731291212"/></text:p>
      <text:h text:style-name="P123" text:outline-level="5"><text:bookmark-start text:name="__RefHeading__331_1776072604171212"/>What does an object() do?<text:bookmark-start text:name="__DdeLink__199_3514257312161212"/><text:bookmark-end text:name="__RefHeading__331_1776072604171212"/></text:h>
      <text:p text:style-name="P82"><text:bookmark-end text:name="__DdeLink__199_3514257312161212"/><text:bookmark-end text:name="__DdeLink__208_351425731291212"/></text:p>
      <text:p text:style-name="P82"><text:span text:style-name="T3">It </text:span><text:span text:style-name="T6">returns a featureless object that is a base for all classes</text:span><text:span text:style-name="T3">. Also, it does not take any parameters </text:span></text:p>
      <text:p text:style-name="P4"><text:bookmark-start text:name="__DdeLink__208_351425731291222"/></text:p>
      <text:h text:style-name="P123" text:outline-level="5"><text:bookmark-start text:name="__RefHeading__331_1776072604171222"/>Write a program in Python to execute the Bubble sort algorithm?<text:bookmark-start text:name="__DdeLink__199_3514257312161222"/><text:bookmark-end text:name="__RefHeading__331_1776072604171222"/></text:h>
      <text:p text:style-name="P82"><text:bookmark-end text:name="__DdeLink__199_3514257312161222"/><text:bookmark-end text:name="__DdeLink__208_351425731291222"/></text:p>
      <text:p text:style-name="P61">def bs(a): <text:s text:c="12"/># a = name of list</text:p>
      <text:p text:style-name="P61"><text:s text:c="2"/>b=len(a)-1 <text:s text:c="8"/># minus 1 because we always compare 2 adjacent values</text:p>
      <text:p text:style-name="P61"><text:s text:c="29"/></text:p>
      <text:p text:style-name="P61"><text:s text:c="2"/>for x in range(b):</text:p>
      <text:p text:style-name="P61"><text:s text:c="4"/>for y in range(b-x):</text:p>
      <text:p text:style-name="P61"><text:s text:c="6"/>if a[y]&gt;a[y+1]:</text:p>
      <text:p text:style-name="P61"><text:s text:c="8"/>a[y],a[y+1]=a[y+1],a[y]</text:p>
      <text:p text:style-name="P61"><text:s text:c="2"/>return a</text:p>
      <text:p text:style-name="P61">a=[32,5,3,6,7,54,87]</text:p>
      <text:p text:style-name="P61">bs(a)</text:p>
      <text:p text:style-name="P101"/>
      <text:p text:style-name="P101"><text:span text:style-name="T3">Output: <text:s/></text:span><text:span text:style-name="T21">[3, 5, 6, 7, 32, 54, 87] </text:span></text:p>
      <text:p text:style-name="P4"><text:bookmark-start text:name="__DdeLink__208_351425731291232"/></text:p>
      <text:h text:style-name="P123" text:outline-level="5"><text:bookmark-start text:name="__RefHeading__331_1776072604171232"/>Write a program in Python to produce Star triangle?<text:bookmark-start text:name="__DdeLink__199_3514257312161232"/><text:bookmark-end text:name="__RefHeading__331_1776072604171232"/></text:h>
      <text:p text:style-name="P82"><text:bookmark-end text:name="__DdeLink__199_3514257312161232"/><text:bookmark-end text:name="__DdeLink__208_351425731291232"/></text:p>
      <text:p text:style-name="P62">def pyfunc(r):</text:p>
      <text:p text:style-name="P62"><text:s text:c="2"/>for x in range(r):</text:p>
      <text:p text:style-name="P62"><text:s text:c="4"/>print(' '*(r-x-1)+'*'*(2*x+1)) <text:s text:c="3"/></text:p>
      <text:p text:style-name="P62">pyfunc(9)</text:p>
      <text:p text:style-name="P102"/>
      <text:p text:style-name="P31"><text:soft-page-break/>Output:</text:p>
      <text:p text:style-name="P102"/>
      <text:p text:style-name="P62"><text:s text:c="8"/>*</text:p>
      <text:p text:style-name="P62"><text:s text:c="7"/>***</text:p>
      <text:p text:style-name="P62"><text:s text:c="6"/>*****</text:p>
      <text:p text:style-name="P62"><text:s text:c="5"/>*******</text:p>
      <text:p text:style-name="P62"><text:s text:c="4"/>*********</text:p>
      <text:p text:style-name="P62"><text:s text:c="3"/>***********</text:p>
      <text:p text:style-name="P62"><text:s text:c="2"/>*************</text:p>
      <text:p text:style-name="P62"><text:s/>***************</text:p>
      <text:p text:style-name="P62">***************** </text:p>
      <text:p text:style-name="P4"><text:bookmark-start text:name="__DdeLink__208_351425731291242"/></text:p>
      <text:h text:style-name="P123" text:outline-level="5"><text:bookmark-start text:name="__RefHeading__331_1776072604171242"/>yyy?<text:bookmark-start text:name="__DdeLink__199_3514257312161242"/><text:bookmark-end text:name="__RefHeading__331_1776072604171242"/></text:h>
      <text:p text:style-name="P82"><text:bookmark-end text:name="__DdeLink__199_3514257312161242"/><text:bookmark-end text:name="__DdeLink__208_351425731291242"/></text:p>
      <text:p text:style-name="P103">Next question</text:p>
      <text:p text:style-name="P4"/>
      <text:p text:style-name="P4"><text:a xlink:type="simple" xlink:href="https://www.edureka.co/blog/interview-questions/python-interview-questions/#basicinterviewquestions" text:style-name="Internet_20_link" text:visited-style-name="Visited_20_Internet_20_Link">https://www.edureka.co/blog/interview-questions/python-interview-questions/#basicinterviewquestions</text:a></text:p>
      <text:p text:style-name="P4"/>
      <text:p text:style-name="P4">Q67. Write a program to produce Fibonacci series in Python.</text:p>
      <text:p text:style-name="P4"/>
      <text:p text:style-name="P4"><text:bookmark-start text:name="__DdeLink__208_351425731291252"/></text:p>
      <text:h text:style-name="P123" text:outline-level="5"><text:bookmark-start text:name="__RefHeading__331_1776072604171252"/>yyy?<text:bookmark-start text:name="__DdeLink__199_3514257312161252"/><text:bookmark-end text:name="__RefHeading__331_1776072604171252"/></text:h>
      <text:p text:style-name="P82"><text:bookmark-end text:name="__DdeLink__199_3514257312161252"/><text:bookmark-end text:name="__DdeLink__208_351425731291252"/></text:p>
      <text:p text:style-name="P82"><text:span text:style-name="T4">xxx</text:span><text:span text:style-name="T3"> </text:span></text:p>
      <text:p text:style-name="P4"/>
      <text:p text:style-name="P4"><text:bookmark-start text:name="__DdeLink__208_351425731291262"/></text:p>
      <text:h text:style-name="P127" text:outline-level="5"><text:bookmark-end text:name="__DdeLink__208_351425731291262"/></text:h>
      <text:p text:style-name="P82"><text:span text:style-name="T4">xxx</text:span><text:span text:style-name="T3"> </text:span></text:p>
      <text:p text:style-name="P4"/>
      <text:p text:style-name="P4"><text:bookmark-start text:name="__DdeLink__208_351425731291364"/></text:p>
      <text:h text:style-name="P123" text:outline-level="5"><text:bookmark-start text:name="__RefHeading__331_1776072604171364"/>yyy?<text:bookmark-start text:name="__DdeLink__199_3514257312161364"/><text:bookmark-end text:name="__RefHeading__331_1776072604171364"/></text:h>
      <text:p text:style-name="P82"><text:bookmark-end text:name="__DdeLink__199_3514257312161364"/><text:bookmark-end text:name="__DdeLink__208_351425731291364"/></text:p>
      <text:p text:style-name="P82"><text:span text:style-name="T4">xxx</text:span><text:span text:style-name="T3"> </text:span></text:p>
      <text:p text:style-name="P4"/>
      <text:p text:style-name="P4"/>
      <text:p text:style-name="P3"/>
      <text:p text:style-name="P110"><text:bookmark-end text:name="__DdeLink__1305_22712357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2"><text:a xlink:type="simple" xlink:href="#__RefHeading__327_1776072604" text:style-name="Index_20_Link" text:visited-style-name="Index_20_Link">1. What is the difference between list and tuples in Python?<text:tab/>1</text:a></text:p>
          <text:p text:style-name="P112"><text:a xlink:type="simple" xlink:href="#__RefHeading__331_17760726041719" text:style-name="Index_20_Link" text:visited-style-name="Index_20_Link">2. What are the key features of Python?<text:tab/>1</text:a></text:p>
          <text:p text:style-name="P112"><text:a xlink:type="simple" xlink:href="#__RefHeading__331_177607260417110" text:style-name="Index_20_Link" text:visited-style-name="Index_20_Link">3. What type of language is python? Programming or scripting?<text:tab/>1</text:a></text:p>
          <text:p text:style-name="P112"><text:a xlink:type="simple" xlink:href="#__RefHeading__331_177607260417111" text:style-name="Index_20_Link" text:visited-style-name="Index_20_Link">4. How is Python an interpreted language?<text:tab/>1</text:a></text:p>
          <text:p text:style-name="P112"><text:a xlink:type="simple" xlink:href="#__RefHeading__331_177607260417112" text:style-name="Index_20_Link" text:visited-style-name="Index_20_Link">5. What is pep 8?<text:tab/>1</text:a></text:p>
          <text:p text:style-name="P112"><text:a xlink:type="simple" xlink:href="#__RefHeading__331_177607260417113" text:style-name="Index_20_Link" text:visited-style-name="Index_20_Link">6. How is memory managed in Python?<text:tab/>2</text:a></text:p>
          <text:p text:style-name="P112"><text:a xlink:type="simple" xlink:href="#__RefHeading__331_177607260417114" text:style-name="Index_20_Link" text:visited-style-name="Index_20_Link">7. What is namespace in Python?<text:tab/>2</text:a></text:p>
          <text:p text:style-name="P112"><text:a xlink:type="simple" xlink:href="#__RefHeading__331_177607260417115" text:style-name="Index_20_Link" text:visited-style-name="Index_20_Link">8. What is PYTHONPATH?<text:tab/>2</text:a></text:p>
          <text:p text:style-name="P112"><text:a xlink:type="simple" xlink:href="#__RefHeading__331_177607260417116" text:style-name="Index_20_Link" text:visited-style-name="Index_20_Link">9. What are python modules? Name some commonly used built-in modules in Python?<text:tab/>2</text:a></text:p>
          <text:p text:style-name="P112"><text:a xlink:type="simple" xlink:href="#__RefHeading__331_177607260417117" text:style-name="Index_20_Link" text:visited-style-name="Index_20_Link">10. What are local variables and global variables in Python??<text:tab/>3</text:a></text:p>
          <text:p text:style-name="P112"><text:a xlink:type="simple" xlink:href="#__RefHeading__331_177607260417118" text:style-name="Index_20_Link" text:visited-style-name="Index_20_Link">11. Is python case sensitive?<text:tab/>3</text:a></text:p>
          <text:p text:style-name="P112"><text:a xlink:type="simple" xlink:href="#__RefHeading__331_177607260417119" text:style-name="Index_20_Link" text:visited-style-name="Index_20_Link">12. What is type conversion in Python?<text:tab/>3</text:a></text:p>
          <text:p text:style-name="P112"><text:a xlink:type="simple" xlink:href="#__RefHeading__331_177607260417120" text:style-name="Index_20_Link" text:visited-style-name="Index_20_Link">13. How to install Python on Windows and set path variable?<text:tab/>4</text:a></text:p>
          <text:p text:style-name="P112"><text:a xlink:type="simple" xlink:href="#__RefHeading__331_177607260417121" text:style-name="Index_20_Link" text:visited-style-name="Index_20_Link">14. Is indentation required in python?<text:tab/>4</text:a></text:p>
          <text:p text:style-name="P112"><text:a xlink:type="simple" xlink:href="#__RefHeading__331_177607260417122" text:style-name="Index_20_Link" text:visited-style-name="Index_20_Link">15. What is the difference between Python Arrays and lists?<text:tab/>4</text:a></text:p>
          <text:p text:style-name="P112"><text:a xlink:type="simple" xlink:href="#__RefHeading__331_177607260417123" text:style-name="Index_20_Link" text:visited-style-name="Index_20_Link">16. What are functions in Python?<text:tab/>4</text:a></text:p>
          <text:p text:style-name="P112"><text:a xlink:type="simple" xlink:href="#__RefHeading__331_177607260417124" text:style-name="Index_20_Link" text:visited-style-name="Index_20_Link">17. What is __init__?<text:tab/>5</text:a></text:p>
          <text:p text:style-name="P112"><text:a xlink:type="simple" xlink:href="#__RefHeading__331_177607260417125" text:style-name="Index_20_Link" text:visited-style-name="Index_20_Link">18. What is a lambda function?<text:tab/>5</text:a></text:p>
          <text:p text:style-name="P112"><text:a xlink:type="simple" xlink:href="#__RefHeading__331_177607260417126" text:style-name="Index_20_Link" text:visited-style-name="Index_20_Link">19. What is self in Python?<text:tab/>5</text:a></text:p>
          <text:p text:style-name="P112"><text:a xlink:type="simple" xlink:href="#__RefHeading__331_177607260417127" text:style-name="Index_20_Link" text:visited-style-name="Index_20_Link">20. How does break, continue and pass work?<text:tab/>6</text:a></text:p>
          <text:p text:style-name="P112"><text:a xlink:type="simple" xlink:href="#__RefHeading__331_177607260417128" text:style-name="Index_20_Link" text:visited-style-name="Index_20_Link">21. What does [::-1] do?<text:tab/>6</text:a></text:p>
          <text:p text:style-name="P112"><text:a xlink:type="simple" xlink:href="#__RefHeading__331_177607260417129" text:style-name="Index_20_Link" text:visited-style-name="Index_20_Link">22. How can you randomize the items of a list in place in Python?<text:tab/>6</text:a></text:p>
          <text:p text:style-name="P112"><text:a xlink:type="simple" xlink:href="#__RefHeading__331_177607260417130" text:style-name="Index_20_Link" text:visited-style-name="Index_20_Link">23. What are python iterators?<text:tab/>6</text:a></text:p>
          <text:p text:style-name="P112"><text:a xlink:type="simple" xlink:href="#__RefHeading__331_177607260417131" text:style-name="Index_20_Link" text:visited-style-name="Index_20_Link">24. How can you generate random numbers in Python?<text:tab/>7</text:a></text:p>
          <text:p text:style-name="P112"><text:a xlink:type="simple" xlink:href="#__RefHeading__331_177607260417132" text:style-name="Index_20_Link" text:visited-style-name="Index_20_Link">25. What is the difference between range &amp; xrange?<text:tab/>7</text:a></text:p>
          <text:p text:style-name="P112"><text:a xlink:type="simple" xlink:href="#__RefHeading__331_177607260417133" text:style-name="Index_20_Link" text:visited-style-name="Index_20_Link">26. How do you write comments in python?<text:tab/>7</text:a></text:p>
          <text:p text:style-name="P112"><text:a xlink:type="simple" xlink:href="#__RefHeading__331_177607260417134" text:style-name="Index_20_Link" text:visited-style-name="Index_20_Link">27. What is pickling and unpickling?<text:tab/>7</text:a></text:p>
          <text:p text:style-name="P112"><text:a xlink:type="simple" xlink:href="#__RefHeading__331_177607260417135" text:style-name="Index_20_Link" text:visited-style-name="Index_20_Link">28. What are the generators in python?<text:tab/>8</text:a></text:p>
          <text:p text:style-name="P112"><text:a xlink:type="simple" xlink:href="#__RefHeading__331_1776072604171141" text:style-name="Index_20_Link" text:visited-style-name="Index_20_Link">29. What is the purpose of is, not and in operators?<text:tab/>8</text:a></text:p>
          <text:p text:style-name="P112"><text:a xlink:type="simple" xlink:href="#__RefHeading__331_1776072604171151" text:style-name="Index_20_Link" text:visited-style-name="Index_20_Link">30. What is the usage of help() and dir() function in Python?<text:tab/>8</text:a></text:p>
          <text:p text:style-name="P112"><text:a xlink:type="simple" xlink:href="#__RefHeading__331_1776072604171161" text:style-name="Index_20_Link" text:visited-style-name="Index_20_Link">31. Whenever Python exits, why isn’t all the memory de-allocated?<text:tab/>8</text:a></text:p>
          <text:p text:style-name="P112"><text:a xlink:type="simple" xlink:href="#__RefHeading__331_1776072604171371" text:style-name="Index_20_Link" text:visited-style-name="Index_20_Link">32. How will you convert a string to all lowercase?<text:tab/>8</text:a></text:p>
          <text:p text:style-name="P112"><text:a xlink:type="simple" xlink:href="#__RefHeading___Toc5459_2871792327" text:style-name="Index_20_Link" text:visited-style-name="Index_20_Link">33. How will you capitalize the first letter of string?<text:tab/>9</text:a></text:p>
          <text:p text:style-name="P112"><text:a xlink:type="simple" xlink:href="#__RefHeading__331_1776072604171171" text:style-name="Index_20_Link" text:visited-style-name="Index_20_Link">34. What is a dictionary in Python?<text:tab/>9</text:a></text:p>
          <text:p text:style-name="P112"><text:a xlink:type="simple" xlink:href="#__RefHeading__331_1776072604171181" text:style-name="Index_20_Link" text:visited-style-name="Index_20_Link">35. How can the ternary operators be used in python?<text:tab/>9</text:a></text:p>
          <text:p text:style-name="P112"><text:a xlink:type="simple" xlink:href="#__RefHeading__331_1776072604171191" text:style-name="Index_20_Link" text:visited-style-name="Index_20_Link">36. What does this mean: *args, **kwargs? And why would we use it?<text:tab/>9</text:a></text:p>
          <text:p text:style-name="P112"><text:a xlink:type="simple" xlink:href="#__RefHeading__331_1776072604171201" text:style-name="Index_20_Link" text:visited-style-name="Index_20_Link">37. What does len() do?<text:tab/>9</text:a></text:p>
          <text:p text:style-name="P112"><text:a xlink:type="simple" xlink:href="#__RefHeading__331_1776072604171211" text:style-name="Index_20_Link" text:visited-style-name="Index_20_Link">38. Explain split(), sub(), subn() methods of “re” (regex) module in Python?<text:tab/>10</text:a></text:p>
          <text:p text:style-name="P112"><text:a xlink:type="simple" xlink:href="#__RefHeading__331_1776072604171231" text:style-name="Index_20_Link" text:visited-style-name="Index_20_Link">39. What are negative indexes and why are they used?<text:tab/>10</text:a></text:p>
          <text:p text:style-name="P112"><text:a xlink:type="simple" xlink:href="#__RefHeading__331_1776072604171241" text:style-name="Index_20_Link" text:visited-style-name="Index_20_Link">40. What are Python packages?<text:tab/>10</text:a></text:p>
          <text:p text:style-name="P112"><text:a xlink:type="simple" xlink:href="#__RefHeading__331_1776072604171251" text:style-name="Index_20_Link" text:visited-style-name="Index_20_Link">41. How can files be deleted in Python?<text:tab/>10</text:a></text:p>
          <text:p text:style-name="P112"><text:a xlink:type="simple" xlink:href="#__RefHeading__331_1776072604171261" text:style-name="Index_20_Link" text:visited-style-name="Index_20_Link">42. What advantages do NumPy arrays offer over (nested) Python lists?<text:tab/>10</text:a></text:p>
          <text:p text:style-name="P112"><text:a xlink:type="simple" xlink:href="#__RefHeading__331_1776072604171271" text:style-name="Index_20_Link" text:visited-style-name="Index_20_Link">43. How to add values to a python array?<text:tab/>11</text:a></text:p>
          <text:p text:style-name="P112"><text:a xlink:type="simple" xlink:href="#__RefHeading__331_1776072604171281" text:style-name="Index_20_Link" text:visited-style-name="Index_20_Link">44. How to remove values to a python array?<text:tab/>11</text:a></text:p>
          <text:p text:style-name="P112"><text:a xlink:type="simple" xlink:href="#__RefHeading__331_1776072604171291" text:style-name="Index_20_Link" text:visited-style-name="Index_20_Link">45. Does Python have OOps concepts?<text:tab/>11</text:a></text:p>
          <text:p text:style-name="P112"><text:a xlink:type="simple" xlink:href="#__RefHeading__331_1776072604171301" text:style-name="Index_20_Link" text:visited-style-name="Index_20_Link">46. What is the difference between deep and shallow copy?<text:tab/>12</text:a></text:p>
          <text:p text:style-name="P112"><text:a xlink:type="simple" xlink:href="#__RefHeading__331_1776072604171311" text:style-name="Index_20_Link" text:visited-style-name="Index_20_Link">47. How is Multithreading achieved in Python?<text:tab/>12</text:a></text:p>
          <text:p text:style-name="P112"><text:a xlink:type="simple" xlink:href="#__RefHeading__331_1776072604171321" text:style-name="Index_20_Link" text:visited-style-name="Index_20_Link">48. What is the process of compilation and linking in python?<text:tab/>12</text:a></text:p>
          <text:p text:style-name="P112"><text:a xlink:type="simple" xlink:href="#__RefHeading__331_1776072604171331" text:style-name="Index_20_Link" text:visited-style-name="Index_20_Link">49. What are Python libraries? Name a few of them?<text:tab/>12</text:a></text:p>
          <text:p text:style-name="P112"><text:soft-page-break/><text:a xlink:type="simple" xlink:href="#__RefHeading__331_1776072604171341" text:style-name="Index_20_Link" text:visited-style-name="Index_20_Link">50. What is split used for?<text:tab/>13</text:a></text:p>
          <text:p text:style-name="P112"><text:a xlink:type="simple" xlink:href="#__RefHeading__331_1776072604171351" text:style-name="Index_20_Link" text:visited-style-name="Index_20_Link">51. How to import modules in python?<text:tab/>13</text:a></text:p>
          <text:p text:style-name="P112"><text:a xlink:type="simple" xlink:href="#__RefHeading__331_1776072604171361" text:style-name="Index_20_Link" text:visited-style-name="Index_20_Link">52. Explain Inheritance in Python with an example?<text:tab/>13</text:a></text:p>
          <text:p text:style-name="P112"><text:a xlink:type="simple" xlink:href="#__RefHeading__331_17760726041711421" text:style-name="Index_20_Link" text:visited-style-name="Index_20_Link">53. How are classes created in Python?<text:tab/>13</text:a></text:p>
          <text:p text:style-name="P112"><text:a xlink:type="simple" xlink:href="#__RefHeading__331_1776072604171142" text:style-name="Index_20_Link" text:visited-style-name="Index_20_Link">54. What is monkey patching in Python?<text:tab/>14</text:a></text:p>
          <text:p text:style-name="P112"><text:a xlink:type="simple" xlink:href="#__RefHeading__331_1776072604171152" text:style-name="Index_20_Link" text:visited-style-name="Index_20_Link">55. Does python support multiple inheritance?<text:tab/>14</text:a></text:p>
          <text:p text:style-name="P112"><text:a xlink:type="simple" xlink:href="#__RefHeading__331_1776072604171162" text:style-name="Index_20_Link" text:visited-style-name="Index_20_Link">56. What is Polymorphism in Python?<text:tab/>14</text:a></text:p>
          <text:p text:style-name="P112"><text:a xlink:type="simple" xlink:href="#__RefHeading__331_1776072604171172" text:style-name="Index_20_Link" text:visited-style-name="Index_20_Link">57. Define encapsulation in Python?<text:tab/>14</text:a></text:p>
          <text:p text:style-name="P112"><text:a xlink:type="simple" xlink:href="#__RefHeading__331_1776072604171182" text:style-name="Index_20_Link" text:visited-style-name="Index_20_Link">58. How do you do data abstraction in Python?<text:tab/>15</text:a></text:p>
          <text:p text:style-name="P112"><text:a xlink:type="simple" xlink:href="#__RefHeading__331_1776072604171192" text:style-name="Index_20_Link" text:visited-style-name="Index_20_Link">59. Does python make use of access specifiers?<text:tab/>15</text:a></text:p>
          <text:p text:style-name="P112"><text:a xlink:type="simple" xlink:href="#__RefHeading__331_1776072604171202" text:style-name="Index_20_Link" text:visited-style-name="Index_20_Link">60. How to create an empty class in Python?<text:tab/>15</text:a></text:p>
          <text:p text:style-name="P112"><text:a xlink:type="simple" xlink:href="#__RefHeading__331_1776072604171212" text:style-name="Index_20_Link" text:visited-style-name="Index_20_Link">61. What does an object() do?<text:tab/>15</text:a></text:p>
          <text:p text:style-name="P112"><text:a xlink:type="simple" xlink:href="#__RefHeading__331_1776072604171222" text:style-name="Index_20_Link" text:visited-style-name="Index_20_Link">62. Write a program in Python to execute the Bubble sort algorithm?<text:tab/>15</text:a></text:p>
          <text:p text:style-name="P112"><text:a xlink:type="simple" xlink:href="#__RefHeading__331_1776072604171232" text:style-name="Index_20_Link" text:visited-style-name="Index_20_Link">63. Write a program in Python to produce Star triangle?<text:tab/>16</text:a></text:p>
          <text:p text:style-name="P112"><text:a xlink:type="simple" xlink:href="#__RefHeading__331_1776072604171242" text:style-name="Index_20_Link" text:visited-style-name="Index_20_Link">64. yyy?<text:tab/>16</text:a></text:p>
          <text:p text:style-name="P112"><text:a xlink:type="simple" xlink:href="#__RefHeading__331_1776072604171252" text:style-name="Index_20_Link" text:visited-style-name="Index_20_Link">65. yyy?<text:tab/>16</text:a></text:p>
          <text:p text:style-name="P112"><text:a xlink:type="simple" xlink:href="#__RefHeading__331_1776072604171364" text:style-name="Index_20_Link" text:visited-style-name="Index_20_Link">67. yyy?<text:tab/>16</text:a></text:p>
        </text:index-body>
      </text:table-of-content>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56939c"/>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Python</text:span><text:span text:style-name="MT1"> ---<text:tab/><text:tab/></text:span><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0-12-02T12:34:46.707535167</dc:date>
    <meta:editing-duration>PT11H20M29S</meta:editing-duration>
    <meta:editing-cycles>172</meta:editing-cycles>
    <meta:generator>LibreOffice/6.4.6.2$Linux_X86_64 LibreOffice_project/40$Build-2</meta:generator>
    <meta:document-statistic meta:table-count="2" meta:image-count="0" meta:object-count="0" meta:page-count="20" meta:paragraph-count="554" meta:word-count="4823" meta:character-count="27958" meta:non-whitespace-character-count="23416"/>
  </office:meta>
</office:document-meta>
</file>